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3b1ec5" officeooo:paragraph-rsid="00131f4f"/>
    </style:style>
    <style:style style:name="P2" style:family="paragraph" style:parent-style-name="Standard">
      <style:text-properties fo:language="en" fo:country="US" fo:font-weight="bold" officeooo:rsid="001e4eb8" officeooo:paragraph-rsid="014f0a12" style:font-weight-asian="bold" style:font-weight-complex="bold"/>
    </style:style>
    <style:style style:name="P3" style:family="paragraph" style:parent-style-name="Standard">
      <style:text-properties fo:language="en" fo:country="US" fo:font-weight="bold" officeooo:rsid="001e4eb8" officeooo:paragraph-rsid="0232287a" style:font-weight-asian="bold" style:font-weight-complex="bold"/>
    </style:style>
    <style:style style:name="P4" style:family="paragraph" style:parent-style-name="Standard">
      <style:text-properties fo:language="en" fo:country="US" fo:font-weight="bold" officeooo:paragraph-rsid="00131f4f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300de74" officeooo:paragraph-rsid="0300de74" style:font-weight-asian="bold" style:font-weight-complex="bold"/>
    </style:style>
    <style:style style:name="P6" style:family="paragraph" style:parent-style-name="Standard">
      <style:text-properties fo:language="en" fo:country="US" fo:font-weight="bold" officeooo:rsid="0032f19b" officeooo:paragraph-rsid="014f0a12" fo:background-color="transparent" style:font-weight-asian="bold" style:font-weight-complex="bold"/>
    </style:style>
    <style:style style:name="P7" style:family="paragraph" style:parent-style-name="Standard">
      <style:text-properties fo:language="en" fo:country="US" fo:font-weight="normal" officeooo:rsid="0100f487" officeooo:paragraph-rsid="010c0340" fo:background-color="#dddddd" style:font-weight-asian="normal" style:font-weight-complex="normal"/>
    </style:style>
    <style:style style:name="P8" style:family="paragraph" style:parent-style-name="Standard">
      <style:text-properties fo:language="en" fo:country="US" fo:font-weight="normal" officeooo:rsid="0100f487" officeooo:paragraph-rsid="02dfed25" fo:background-color="#dddddd" style:font-weight-asian="normal" style:font-weight-complex="normal"/>
    </style:style>
    <style:style style:name="P9" style:family="paragraph" style:parent-style-name="Standard">
      <style:text-properties fo:language="en" fo:country="US" fo:font-weight="normal" officeooo:rsid="0100f487" officeooo:paragraph-rsid="02e046cf" fo:background-color="#dddddd" style:font-weight-asian="normal" style:font-weight-complex="normal"/>
    </style:style>
    <style:style style:name="P10" style:family="paragraph" style:parent-style-name="Standard">
      <style:text-properties fo:language="en" fo:country="US" fo:font-weight="normal" officeooo:rsid="029ae3bf" officeooo:paragraph-rsid="02e046cf" fo:background-color="#dddddd" style:font-weight-asian="normal" style:font-weight-complex="normal"/>
    </style:style>
    <style:style style:name="P11" style:family="paragraph" style:parent-style-name="Standard">
      <style:text-properties fo:language="en" fo:country="US" fo:font-weight="normal" officeooo:rsid="02252c01" officeooo:paragraph-rsid="01ebd016" fo:background-color="transparent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260d497" officeooo:paragraph-rsid="0260d497" fo:background-color="transparent" style:font-weight-asian="normal" style:font-weight-complex="normal"/>
    </style:style>
    <style:style style:name="P13" style:family="paragraph" style:parent-style-name="Standard">
      <style:text-properties fo:language="en" fo:country="US" fo:font-weight="normal" officeooo:rsid="028af2ba" officeooo:paragraph-rsid="02e43d4c" fo:background-color="transparent" style:font-weight-asian="normal" style:font-weight-complex="normal"/>
    </style:style>
    <style:style style:name="P14" style:family="paragraph" style:parent-style-name="Standard">
      <style:text-properties fo:language="en" fo:country="US" fo:font-weight="normal" officeooo:rsid="0280470c" officeooo:paragraph-rsid="02e046cf" fo:background-color="transparent" style:font-weight-asian="normal" style:font-weight-complex="normal"/>
    </style:style>
    <style:style style:name="P15" style:family="paragraph" style:parent-style-name="Standard">
      <style:text-properties fo:language="en" fo:country="US" fo:font-weight="normal" officeooo:rsid="029ac067" officeooo:paragraph-rsid="02e24375" fo:background-color="transparent" style:font-weight-asian="normal" style:font-weight-complex="normal"/>
    </style:style>
    <style:style style:name="P16" style:family="paragraph" style:parent-style-name="Standard">
      <style:text-properties fo:language="en" fo:country="US" fo:font-weight="normal" officeooo:rsid="028a8df8" officeooo:paragraph-rsid="02e046cf" fo:background-color="transparent" style:font-weight-asian="normal" style:font-weight-complex="normal"/>
    </style:style>
    <style:style style:name="P17" style:family="paragraph" style:parent-style-name="Standard">
      <style:text-properties fo:language="en" fo:country="US" fo:font-weight="normal" officeooo:rsid="028a8df8" officeooo:paragraph-rsid="02e31d26" fo:background-color="transparent" style:font-weight-asian="normal" style:font-weight-complex="normal"/>
    </style:style>
    <style:style style:name="P18" style:family="paragraph" style:parent-style-name="Standard">
      <style:text-properties fo:language="en" fo:country="US" fo:font-weight="normal" officeooo:rsid="028a8df8" officeooo:paragraph-rsid="02e3cec7" fo:background-color="transparent" style:font-weight-asian="normal" style:font-weight-complex="normal"/>
    </style:style>
    <style:style style:name="P19" style:family="paragraph" style:parent-style-name="Standard">
      <style:text-properties fo:language="en" fo:country="US" fo:font-weight="normal" officeooo:rsid="021c4c1c" officeooo:paragraph-rsid="02e046cf" fo:background-color="transparent" style:font-weight-asian="normal" style:font-weight-complex="normal"/>
    </style:style>
    <style:style style:name="P20" style:family="paragraph" style:parent-style-name="Standard">
      <style:text-properties fo:language="en" fo:country="US" fo:font-weight="normal" officeooo:rsid="021c4c1c" officeooo:paragraph-rsid="02e43d4c" fo:background-color="transparent" style:font-weight-asian="normal" style:font-weight-complex="normal"/>
    </style:style>
    <style:style style:name="P21" style:family="paragraph" style:parent-style-name="Standard">
      <style:text-properties fo:language="en" fo:country="US" fo:font-weight="normal" officeooo:rsid="021c4c1c" officeooo:paragraph-rsid="02ebecf5" fo:background-color="transparent" style:font-weight-asian="normal" style:font-weight-complex="normal"/>
    </style:style>
    <style:style style:name="P22" style:family="paragraph" style:parent-style-name="Standard">
      <style:text-properties fo:language="en" fo:country="US" fo:font-weight="normal" officeooo:rsid="021c4c1c" officeooo:paragraph-rsid="02ef2371" fo:background-color="transparent" style:font-weight-asian="normal" style:font-weight-complex="normal"/>
    </style:style>
    <style:style style:name="P23" style:family="paragraph" style:parent-style-name="Standard">
      <style:text-properties fo:language="en" fo:country="US" fo:font-weight="normal" officeooo:rsid="021c4c1c" officeooo:paragraph-rsid="02f1dec7" fo:background-color="transparent" style:font-weight-asian="normal" style:font-weight-complex="normal"/>
    </style:style>
    <style:style style:name="P24" style:family="paragraph" style:parent-style-name="Standard">
      <style:text-properties fo:language="en" fo:country="US" fo:font-weight="normal" officeooo:rsid="021c4c1c" officeooo:paragraph-rsid="02f30226" fo:background-color="transparent" style:font-weight-asian="normal" style:font-weight-complex="normal"/>
    </style:style>
    <style:style style:name="P25" style:family="paragraph" style:parent-style-name="Standard">
      <style:text-properties fo:language="en" fo:country="US" fo:font-weight="normal" officeooo:rsid="021c4c1c" officeooo:paragraph-rsid="0341bb90" fo:background-color="transparent" style:font-weight-asian="normal" style:font-weight-complex="normal"/>
    </style:style>
    <style:style style:name="P26" style:family="paragraph" style:parent-style-name="Standard">
      <style:text-properties fo:language="en" fo:country="US" fo:font-weight="normal" officeooo:rsid="02ebecf5" officeooo:paragraph-rsid="02ebecf5" fo:background-color="transparent" style:font-weight-asian="normal" style:font-weight-complex="normal"/>
    </style:style>
    <style:style style:name="P27" style:family="paragraph" style:parent-style-name="Standard">
      <style:text-properties fo:language="en" fo:country="US" fo:font-weight="normal" officeooo:rsid="020e8e48" officeooo:paragraph-rsid="02f45f57" fo:background-color="transparent" style:font-weight-asian="normal" style:font-weight-complex="normal"/>
    </style:style>
    <style:style style:name="P28" style:family="paragraph" style:parent-style-name="Standard">
      <style:text-properties fo:language="en" fo:country="US" fo:font-weight="normal" officeooo:rsid="020e8e48" officeooo:paragraph-rsid="02f30424" fo:background-color="transparent" style:font-weight-asian="normal" style:font-weight-complex="normal"/>
    </style:style>
    <style:style style:name="P29" style:family="paragraph" style:parent-style-name="Standard">
      <style:text-properties fo:language="en" fo:country="US" fo:font-weight="normal" officeooo:rsid="020e8e48" officeooo:paragraph-rsid="02f40692" fo:background-color="transparent" style:font-weight-asian="normal" style:font-weight-complex="normal"/>
    </style:style>
    <style:style style:name="P30" style:family="paragraph" style:parent-style-name="Standard">
      <style:text-properties fo:language="en" fo:country="US" fo:font-weight="normal" officeooo:rsid="02f40692" officeooo:paragraph-rsid="02f40692" fo:background-color="transparent" style:font-weight-asian="normal" style:font-weight-complex="normal"/>
    </style:style>
    <style:style style:name="P31" style:family="paragraph" style:parent-style-name="Standard">
      <style:text-properties fo:language="en" fo:country="US" fo:font-weight="normal" officeooo:rsid="02f40692" officeooo:paragraph-rsid="02f5cbe0" fo:background-color="transparent" style:font-weight-asian="normal" style:font-weight-complex="normal"/>
    </style:style>
    <style:style style:name="P32" style:family="paragraph" style:parent-style-name="Standard">
      <style:text-properties fo:language="en" fo:country="US" fo:font-weight="normal" officeooo:rsid="02f40692" officeooo:paragraph-rsid="0326d604" fo:background-color="transparent" style:font-weight-asian="normal" style:font-weight-complex="normal"/>
    </style:style>
    <style:style style:name="P33" style:family="paragraph" style:parent-style-name="Standard">
      <style:text-properties fo:language="en" fo:country="US" fo:font-weight="normal" officeooo:rsid="02f40692" officeooo:paragraph-rsid="031410c1" fo:background-color="transparent" style:font-weight-asian="normal" style:font-weight-complex="normal"/>
    </style:style>
    <style:style style:name="P34" style:family="paragraph" style:parent-style-name="Standard">
      <style:text-properties fo:language="en" fo:country="US" fo:font-weight="normal" officeooo:rsid="02f40692" officeooo:paragraph-rsid="02f45f57" fo:background-color="transparent" style:font-weight-asian="normal" style:font-weight-complex="normal"/>
    </style:style>
    <style:style style:name="P35" style:family="paragraph" style:parent-style-name="Standard">
      <style:text-properties fo:language="en" fo:country="US" fo:font-weight="normal" officeooo:rsid="02f40692" officeooo:paragraph-rsid="0319140c" fo:background-color="transparent" style:font-weight-asian="normal" style:font-weight-complex="normal"/>
    </style:style>
    <style:style style:name="P36" style:family="paragraph" style:parent-style-name="Standard">
      <style:text-properties fo:language="en" fo:country="US" fo:font-weight="normal" officeooo:rsid="02f40692" officeooo:paragraph-rsid="0331298b" fo:background-color="transparent" style:font-weight-asian="normal" style:font-weight-complex="normal"/>
    </style:style>
    <style:style style:name="P37" style:family="paragraph" style:parent-style-name="Standard">
      <style:text-properties fo:language="en" fo:country="US" fo:font-weight="normal" officeooo:rsid="02f53655" officeooo:paragraph-rsid="02f53655" fo:background-color="transparent" style:font-weight-asian="normal" style:font-weight-complex="normal"/>
    </style:style>
    <style:style style:name="P38" style:family="paragraph" style:parent-style-name="Standard">
      <style:text-properties fo:language="en" fo:country="US" fo:font-weight="normal" officeooo:rsid="031cf59d" officeooo:paragraph-rsid="031cf59d" fo:background-color="transparent" style:font-weight-asian="normal" style:font-weight-complex="normal"/>
    </style:style>
    <style:style style:name="P39" style:family="paragraph" style:parent-style-name="Standard">
      <style:text-properties fo:language="en" fo:country="US" fo:font-weight="normal" officeooo:rsid="031cf59d" officeooo:paragraph-rsid="0334a16e" fo:background-color="transparent" style:font-weight-asian="normal" style:font-weight-complex="normal"/>
    </style:style>
    <style:style style:name="P40" style:family="paragraph" style:parent-style-name="Standard">
      <style:text-properties fo:language="en" fo:country="US" fo:font-weight="normal" officeooo:rsid="0324755f" officeooo:paragraph-rsid="0324755f" fo:background-color="transparent" style:font-weight-asian="normal" style:font-weight-complex="normal"/>
    </style:style>
    <style:style style:name="P41" style:family="paragraph" style:parent-style-name="Standard">
      <style:text-properties fo:language="en" fo:country="US" fo:font-weight="normal" officeooo:rsid="0326d604" officeooo:paragraph-rsid="0326d604" fo:background-color="transparent" style:font-weight-asian="normal" style:font-weight-complex="normal"/>
    </style:style>
    <style:style style:name="P42" style:family="paragraph" style:parent-style-name="Standard">
      <style:text-properties fo:language="en" fo:country="US" fo:font-weight="normal" officeooo:rsid="03279900" officeooo:paragraph-rsid="03279900" fo:background-color="transparent" style:font-weight-asian="normal" style:font-weight-complex="normal"/>
    </style:style>
    <style:style style:name="P43" style:family="paragraph" style:parent-style-name="Standard">
      <style:text-properties fo:language="en" fo:country="US" fo:font-weight="normal" officeooo:rsid="03177bb6" officeooo:paragraph-rsid="0316080d" fo:background-color="transparent" style:font-weight-asian="normal" style:font-weight-complex="normal"/>
    </style:style>
    <style:style style:name="P44" style:family="paragraph" style:parent-style-name="Standard">
      <style:text-properties fo:language="en" fo:country="US" fo:font-weight="normal" officeooo:rsid="0319140c" officeooo:paragraph-rsid="03177bb6" fo:background-color="transparent" style:font-weight-asian="normal" style:font-weight-complex="normal"/>
    </style:style>
    <style:style style:name="P45" style:family="paragraph" style:parent-style-name="Standard">
      <style:text-properties fo:language="en" fo:country="US" fo:font-weight="normal" officeooo:rsid="0331298b" officeooo:paragraph-rsid="03314d81" fo:background-color="transparent" style:font-weight-asian="normal" style:font-weight-complex="normal"/>
    </style:style>
    <style:style style:name="P46" style:family="paragraph" style:parent-style-name="Standard">
      <style:text-properties fo:language="en" fo:country="US" fo:font-weight="normal" officeooo:rsid="03332745" officeooo:paragraph-rsid="03332745" fo:background-color="transparent" style:font-weight-asian="normal" style:font-weight-complex="normal"/>
    </style:style>
    <style:style style:name="P47" style:family="paragraph" style:parent-style-name="Standard">
      <style:text-properties fo:language="en" fo:country="US" fo:font-weight="normal" officeooo:rsid="02f5cbe0" officeooo:paragraph-rsid="0334a16e" fo:background-color="transparent" style:font-weight-asian="normal" style:font-weight-complex="normal"/>
    </style:style>
    <style:style style:name="P48" style:family="paragraph" style:parent-style-name="Standard">
      <style:text-properties fo:language="en" fo:country="US" fo:font-weight="normal" officeooo:rsid="001e4eb8" officeooo:paragraph-rsid="02b068c6" style:font-weight-asian="normal" style:font-weight-complex="normal"/>
    </style:style>
    <style:style style:name="P49" style:family="paragraph" style:parent-style-name="Standard">
      <style:text-properties fo:language="en" fo:country="US" fo:font-weight="normal" officeooo:rsid="001e4eb8" officeooo:paragraph-rsid="02fbfe15" style:font-weight-asian="normal" style:font-weight-complex="normal"/>
    </style:style>
    <style:style style:name="P50" style:family="paragraph" style:parent-style-name="Standard">
      <style:text-properties fo:language="en" fo:country="US" fo:font-weight="normal" officeooo:rsid="001e4eb8" officeooo:paragraph-rsid="030a714d" style:font-weight-asian="normal" style:font-weight-complex="normal"/>
    </style:style>
    <style:style style:name="P51" style:family="paragraph" style:parent-style-name="Standard">
      <style:text-properties fo:language="en" fo:country="US" fo:font-weight="normal" officeooo:rsid="02fc38ca" officeooo:paragraph-rsid="02fc38ca" style:font-weight-asian="normal" style:font-weight-complex="normal"/>
    </style:style>
    <style:style style:name="P52" style:family="paragraph" style:parent-style-name="Standard">
      <style:text-properties fo:language="en" fo:country="US" fo:font-weight="normal" officeooo:rsid="02fc38ca" officeooo:paragraph-rsid="02fe1c23" style:font-weight-asian="normal" style:font-weight-complex="normal"/>
    </style:style>
    <style:style style:name="P53" style:family="paragraph" style:parent-style-name="Standard">
      <style:text-properties fo:language="en" fo:country="US" fo:font-weight="normal" officeooo:rsid="0300de74" officeooo:paragraph-rsid="0300de74" style:font-weight-asian="normal" style:font-weight-complex="normal"/>
    </style:style>
    <style:style style:name="P54" style:family="paragraph" style:parent-style-name="Standard">
      <style:text-properties fo:language="en" fo:country="US" fo:font-weight="normal" officeooo:rsid="0300de74" officeooo:paragraph-rsid="0307e792" style:font-weight-asian="normal" style:font-weight-complex="normal"/>
    </style:style>
    <style:style style:name="P55" style:family="paragraph" style:parent-style-name="Standard">
      <style:text-properties fo:language="en" fo:country="US" fo:font-weight="normal" officeooo:rsid="030222e6" officeooo:paragraph-rsid="030222e6" style:font-weight-asian="normal" style:font-weight-complex="normal"/>
    </style:style>
    <style:style style:name="P56" style:family="paragraph" style:parent-style-name="Standard">
      <style:text-properties fo:language="en" fo:country="US" fo:font-weight="normal" officeooo:rsid="03091802" officeooo:paragraph-rsid="03486c2d" style:font-weight-asian="normal" style:font-weight-complex="normal"/>
    </style:style>
    <style:style style:name="P57" style:family="paragraph" style:parent-style-name="Standard">
      <style:text-properties fo:language="en" fo:country="US" officeooo:rsid="001b8640" officeooo:paragraph-rsid="00131f4f"/>
    </style:style>
    <style:style style:name="P58" style:family="paragraph" style:parent-style-name="Standard">
      <style:text-properties fo:language="en" fo:country="US" fo:font-style="normal" fo:font-weight="normal" officeooo:rsid="02a8b5c3" officeooo:paragraph-rsid="033baf00" fo:background-color="transparent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language="en" fo:country="US" fo:font-style="normal" fo:font-weight="normal" officeooo:rsid="02a8b5c3" officeooo:paragraph-rsid="033e069e" fo:background-color="transparent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language="en" fo:country="US" fo:font-style="normal" fo:font-weight="normal" officeooo:rsid="028a8df8" officeooo:paragraph-rsid="02e43d4c" fo:background-color="transparent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language="en" fo:country="US" fo:font-style="normal" fo:font-weight="normal" officeooo:rsid="028a8df8" officeooo:paragraph-rsid="02e668d3" fo:background-color="transparent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language="en" fo:country="US" fo:font-style="normal" fo:font-weight="normal" officeooo:rsid="021be2de" officeooo:paragraph-rsid="020eabcb" fo:background-color="transparent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language="en" fo:country="US" fo:font-style="normal" fo:font-weight="normal" officeooo:rsid="033a1f5b" officeooo:paragraph-rsid="03466b97" fo:background-color="transparent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language="en" fo:country="US" fo:font-style="normal" fo:font-weight="normal" officeooo:rsid="033baf00" officeooo:paragraph-rsid="020eabcb" fo:background-color="transparent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language="en" fo:country="US" fo:font-style="normal" fo:font-weight="normal" officeooo:rsid="031e05d8" officeooo:paragraph-rsid="033ddf7b" fo:background-color="transparent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language="en" fo:country="US" fo:font-style="normal" fo:font-weight="normal" officeooo:rsid="033e069e" officeooo:paragraph-rsid="033e069e" fo:background-color="transparent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fo:language="en" fo:country="US" fo:font-style="normal" fo:font-weight="normal" officeooo:rsid="033f17e2" officeooo:paragraph-rsid="033f17e2" fo:background-color="transparent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fo:language="en" fo:country="US" fo:font-style="normal" fo:font-weight="normal" officeooo:rsid="033ddf7b" officeooo:paragraph-rsid="03530320" fo:background-color="transparent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fo:language="en" fo:country="US" fo:font-style="normal" fo:font-weight="normal" officeooo:rsid="034c1fc9" officeooo:paragraph-rsid="034c1fc9" fo:background-color="transparent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fo:language="en" fo:country="US" fo:font-style="normal" fo:font-weight="normal" officeooo:rsid="034d2649" officeooo:paragraph-rsid="034d2649" fo:background-color="transparent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fo:language="en" fo:country="US" fo:font-style="normal" fo:font-weight="normal" officeooo:rsid="02f0a5f0" officeooo:paragraph-rsid="02f30424" fo:background-color="#dddddd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fo:language="en" fo:country="US" fo:font-style="normal" fo:font-weight="normal" officeooo:rsid="02f0a5f0" officeooo:paragraph-rsid="02f40692" fo:background-color="#dddddd" style:font-style-asian="normal" style:font-weight-asian="normal" style:font-style-complex="normal" style:font-weight-complex="normal"/>
    </style:style>
    <style:style style:name="P73" style:family="paragraph" style:parent-style-name="Standard">
      <style:text-properties fo:language="en" fo:country="US" fo:font-style="normal" fo:font-weight="normal" officeooo:rsid="02f30226" officeooo:paragraph-rsid="02f40692" fo:background-color="#dddddd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fo:language="en" fo:country="US" fo:font-style="normal" fo:font-weight="normal" officeooo:rsid="02f30226" officeooo:paragraph-rsid="02fe1c23" fo:background-color="#dddddd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fo:language="en" fo:country="US" fo:font-style="normal" fo:font-weight="normal" officeooo:rsid="02f30226" officeooo:paragraph-rsid="0308b660" fo:background-color="#dddddd" style:font-style-asian="normal" style:font-weight-asian="normal" style:font-style-complex="normal" style:font-weight-complex="normal"/>
    </style:style>
    <style:style style:name="P76" style:family="paragraph" style:parent-style-name="Standard">
      <style:text-properties fo:language="en" fo:country="US" fo:font-style="normal" fo:font-weight="normal" officeooo:rsid="02f30226" officeooo:paragraph-rsid="0321ba65" fo:background-color="#dddddd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fo:language="en" fo:country="US" fo:font-style="normal" fo:font-weight="normal" officeooo:rsid="02f30226" officeooo:paragraph-rsid="03230833" fo:background-color="#dddddd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fo:language="en" fo:country="US" fo:font-style="normal" fo:font-weight="normal" officeooo:rsid="02f30226" officeooo:paragraph-rsid="032353c3" fo:background-color="#dddddd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fo:language="en" fo:country="US" fo:font-style="normal" fo:font-weight="normal" officeooo:rsid="02f30226" officeooo:paragraph-rsid="0334a16e" fo:background-color="#dddddd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fo:language="en" fo:country="US" fo:font-style="normal" fo:font-weight="normal" officeooo:rsid="02f30226" officeooo:paragraph-rsid="02f53655" fo:background-color="#dddddd" style:font-style-asian="normal" style:font-weight-asian="normal" style:font-style-complex="normal" style:font-weight-complex="normal"/>
    </style:style>
    <style:style style:name="P81" style:family="paragraph" style:parent-style-name="Standard">
      <style:text-properties fo:language="en" fo:country="US" fo:font-style="normal" fo:font-weight="normal" officeooo:rsid="02f30226" officeooo:paragraph-rsid="0316080d" fo:background-color="#dddddd" style:font-style-asian="normal" style:font-weight-asian="normal" style:font-style-complex="normal" style:font-weight-complex="normal"/>
    </style:style>
    <style:style style:name="P82" style:family="paragraph" style:parent-style-name="Standard">
      <style:text-properties fo:language="en" fo:country="US" fo:font-style="normal" fo:font-weight="normal" officeooo:rsid="02f30226" officeooo:paragraph-rsid="03332745" fo:background-color="#dddddd" style:font-style-asian="normal" style:font-weight-asian="normal" style:font-style-complex="normal" style:font-weight-complex="normal"/>
    </style:style>
    <style:style style:name="P83" style:family="paragraph" style:parent-style-name="Standard">
      <style:text-properties fo:language="en" fo:country="US" fo:font-style="normal" fo:font-weight="normal" officeooo:rsid="02f30226" officeooo:paragraph-rsid="0334893c" fo:background-color="#dddddd" style:font-style-asian="normal" style:font-weight-asian="normal" style:font-style-complex="normal" style:font-weight-complex="normal"/>
    </style:style>
    <style:style style:name="P84" style:family="paragraph" style:parent-style-name="Standard">
      <style:text-properties fo:language="en" fo:country="US" fo:font-style="normal" fo:font-weight="normal" officeooo:rsid="02f30226" officeooo:paragraph-rsid="034c1fc9" fo:background-color="#dddddd" style:font-style-asian="normal" style:font-weight-asian="normal" style:font-style-complex="normal" style:font-weight-complex="normal"/>
    </style:style>
    <style:style style:name="P85" style:family="paragraph" style:parent-style-name="Standard">
      <style:text-properties fo:language="en" fo:country="US" fo:font-style="normal" fo:font-weight="normal" officeooo:rsid="02f30226" officeooo:paragraph-rsid="032412cf" fo:background-color="#dddddd" style:font-style-asian="normal" style:font-weight-asian="normal" style:font-style-complex="normal" style:font-weight-complex="normal"/>
    </style:style>
    <style:style style:name="P86" style:family="paragraph" style:parent-style-name="Standard">
      <style:text-properties fo:language="en" fo:country="US" fo:font-style="normal" fo:font-weight="normal" officeooo:rsid="02f30226" officeooo:paragraph-rsid="0307e792" fo:background-color="#dddddd" style:font-style-asian="normal" style:font-weight-asian="normal" style:font-style-complex="normal" style:font-weight-complex="normal"/>
    </style:style>
    <style:style style:name="P87" style:family="paragraph" style:parent-style-name="Standard">
      <style:text-properties fo:language="en" fo:country="US" fo:font-style="normal" fo:font-weight="normal" officeooo:rsid="0100f487" officeooo:paragraph-rsid="02e562ba" fo:background-color="#dddddd" style:font-style-asian="normal" style:font-weight-asian="normal" style:font-style-complex="normal" style:font-weight-complex="normal"/>
    </style:style>
    <style:style style:name="P88" style:family="paragraph" style:parent-style-name="Standard">
      <style:text-properties fo:language="en" fo:country="US" fo:font-style="normal" fo:font-weight="normal" officeooo:rsid="0324755f" officeooo:paragraph-rsid="0324bc31" fo:background-color="#dddddd" style:font-style-asian="normal" style:font-weight-asian="normal" style:font-style-complex="normal" style:font-weight-complex="normal"/>
    </style:style>
    <style:style style:name="P89" style:family="paragraph" style:parent-style-name="Standard">
      <style:text-properties fo:language="en" fo:country="US" fo:font-style="normal" fo:font-weight="normal" officeooo:rsid="0324755f" officeooo:paragraph-rsid="0329b710" fo:background-color="#dddddd" style:font-style-asian="normal" style:font-weight-asian="normal" style:font-style-complex="normal" style:font-weight-complex="normal"/>
    </style:style>
    <style:style style:name="P90" style:family="paragraph" style:parent-style-name="Standard">
      <style:text-properties fo:language="en" fo:country="US" fo:font-style="normal" fo:font-weight="normal" officeooo:rsid="0324755f" officeooo:paragraph-rsid="033baf00" fo:background-color="#dddddd" style:font-style-asian="normal" style:font-weight-asian="normal" style:font-style-complex="normal" style:font-weight-complex="normal"/>
    </style:style>
    <style:style style:name="P91" style:family="paragraph" style:parent-style-name="Standard">
      <style:text-properties fo:language="en" fo:country="US" fo:font-style="normal" fo:font-weight="normal" officeooo:rsid="0324755f" officeooo:paragraph-rsid="033e2a1e" fo:background-color="#dddddd" style:font-style-asian="normal" style:font-weight-asian="normal" style:font-style-complex="normal" style:font-weight-complex="normal"/>
    </style:style>
    <style:style style:name="P92" style:family="paragraph" style:parent-style-name="Standard">
      <style:text-properties fo:language="en" fo:country="US" fo:font-style="normal" fo:font-weight="normal" officeooo:rsid="0324755f" officeooo:paragraph-rsid="0342bcdc" fo:background-color="#dddddd" style:font-style-asian="normal" style:font-weight-asian="normal" style:font-style-complex="normal" style:font-weight-complex="normal"/>
    </style:style>
    <style:style style:name="P93" style:family="paragraph" style:parent-style-name="Standard">
      <style:text-properties fo:language="en" fo:country="US" fo:font-style="normal" fo:font-weight="normal" officeooo:rsid="02b74866" officeooo:paragraph-rsid="030c4527" style:font-style-asian="normal" style:font-weight-asian="normal" style:font-style-complex="normal" style:font-weight-complex="normal"/>
    </style:style>
    <style:style style:name="P94" style:family="paragraph" style:parent-style-name="Standard">
      <style:text-properties fo:language="en" fo:country="US" fo:font-style="normal" fo:font-weight="normal" officeooo:rsid="030c4527" officeooo:paragraph-rsid="030e38de" style:font-style-asian="normal" style:font-weight-asian="normal" style:font-style-complex="normal" style:font-weight-complex="normal"/>
    </style:style>
    <style:style style:name="P95" style:family="paragraph" style:parent-style-name="Standard">
      <style:text-properties fo:language="en" fo:country="US" fo:font-style="normal" fo:font-weight="normal" officeooo:rsid="030f04ab" officeooo:paragraph-rsid="030f04ab" style:font-style-asian="normal" style:font-weight-asian="normal" style:font-style-complex="normal" style:font-weight-complex="normal"/>
    </style:style>
    <style:style style:name="P96" style:family="paragraph" style:parent-style-name="Standard">
      <style:text-properties fo:language="en" fo:country="US" officeooo:paragraph-rsid="00f05b1d"/>
    </style:style>
    <style:style style:name="P97" style:family="paragraph" style:parent-style-name="Standard">
      <style:text-properties fo:language="en" fo:country="US" officeooo:paragraph-rsid="014f0a12"/>
    </style:style>
    <style:style style:name="P98" style:family="paragraph" style:parent-style-name="Standard">
      <style:text-properties fo:language="en" fo:country="US" officeooo:paragraph-rsid="020eabcb"/>
    </style:style>
    <style:style style:name="P99" style:family="paragraph" style:parent-style-name="Standard">
      <style:text-properties fo:language="en" fo:country="US" officeooo:paragraph-rsid="02197992"/>
    </style:style>
    <style:style style:name="P100" style:family="paragraph" style:parent-style-name="Standard">
      <style:text-properties fo:language="en" fo:country="US" officeooo:paragraph-rsid="0232287a"/>
    </style:style>
    <style:style style:name="P101" style:family="paragraph" style:parent-style-name="Standard">
      <style:text-properties fo:language="en" fo:country="US" officeooo:paragraph-rsid="02e046cf"/>
    </style:style>
    <style:style style:name="P102" style:family="paragraph" style:parent-style-name="Standard">
      <style:text-properties fo:language="en" fo:country="US" officeooo:paragraph-rsid="02e24375"/>
    </style:style>
    <style:style style:name="P103" style:family="paragraph" style:parent-style-name="Standard">
      <style:text-properties fo:language="en" fo:country="US" fo:font-style="italic" fo:font-weight="bold" officeooo:rsid="00fb0d24" officeooo:paragraph-rsid="033e069e" fo:background-color="#fff200" style:font-style-asian="italic" style:font-weight-asian="bold" style:font-style-complex="italic" style:font-weight-complex="bold"/>
    </style:style>
    <style:style style:name="P104" style:family="paragraph" style:parent-style-name="Standard">
      <style:text-properties fo:font-size="6pt" fo:language="en" fo:country="US" fo:font-weight="bold" officeooo:rsid="001e4eb8" officeooo:paragraph-rsid="014f0a12" style:font-size-asian="6pt" style:font-weight-asian="bold" style:font-size-complex="6pt" style:font-weight-complex="bold"/>
    </style:style>
    <style:style style:name="P105" style:family="paragraph" style:parent-style-name="Standard">
      <style:text-properties fo:font-size="6pt" fo:language="en" fo:country="US" fo:font-weight="bold" officeooo:rsid="001e4eb8" officeooo:paragraph-rsid="020eabcb" style:font-size-asian="6pt" style:font-weight-asian="bold" style:font-size-complex="6pt" style:font-weight-complex="bold"/>
    </style:style>
    <style:style style:name="P106" style:family="paragraph" style:parent-style-name="Standard">
      <style:text-properties fo:font-size="6pt" fo:language="en" fo:country="US" fo:font-weight="bold" officeooo:rsid="01b1c4bc" officeooo:paragraph-rsid="0232287a" style:font-size-asian="6pt" style:font-weight-asian="bold" style:font-size-complex="6pt" style:font-weight-complex="bold"/>
    </style:style>
    <style:style style:name="P107" style:family="paragraph" style:parent-style-name="Standard">
      <style:text-properties fo:font-size="6pt" fo:language="en" fo:country="US" fo:font-weight="bold" officeooo:rsid="00119e79" officeooo:paragraph-rsid="00131f4f" fo:background-color="#ffff00" style:font-size-asian="5.25pt" style:font-weight-asian="bold" style:font-size-complex="6pt" style:font-weight-complex="bold"/>
    </style:style>
    <style:style style:name="P108" style:family="paragraph" style:parent-style-name="Standard">
      <style:text-properties fo:font-size="6pt" fo:language="en" fo:country="US" fo:font-weight="normal" officeooo:rsid="003b1ec5" officeooo:paragraph-rsid="00131f4f" style:font-size-asian="6pt" style:font-weight-asian="normal" style:font-size-complex="6pt" style:font-weight-complex="normal"/>
    </style:style>
    <style:style style:name="P109" style:family="paragraph" style:parent-style-name="Standard">
      <style:text-properties fo:color="#999999" loext:opacity="100%" fo:language="en" fo:country="US" fo:font-weight="bold" officeooo:rsid="003b1ec5" officeooo:paragraph-rsid="02337c92" style:font-weight-asian="bold" style:font-weight-complex="bold"/>
    </style:style>
    <style:style style:name="P110" style:family="paragraph" style:parent-style-name="Standard">
      <style:text-properties fo:color="#999999" loext:opacity="100%" fo:language="en" fo:country="US" fo:font-weight="normal" officeooo:rsid="028af2ba" officeooo:paragraph-rsid="02e046cf" fo:background-color="transparent" style:font-weight-asian="normal" style:font-weight-complex="normal"/>
    </style:style>
    <style:style style:name="P111" style:family="paragraph" style:parent-style-name="Standard">
      <style:text-properties officeooo:paragraph-rsid="02dfed25"/>
    </style:style>
    <style:style style:name="P112" style:family="paragraph" style:parent-style-name="Standard">
      <style:text-properties officeooo:paragraph-rsid="00ab4647"/>
    </style:style>
    <style:style style:name="P113" style:family="paragraph" style:parent-style-name="Standard">
      <style:text-properties officeooo:paragraph-rsid="02e046cf"/>
    </style:style>
    <style:style style:name="P114" style:family="paragraph" style:parent-style-name="Standard">
      <style:text-properties officeooo:paragraph-rsid="02e24375"/>
    </style:style>
    <style:style style:name="P115" style:family="paragraph" style:parent-style-name="Standard">
      <style:text-properties officeooo:paragraph-rsid="02e31d26"/>
    </style:style>
    <style:style style:name="P116" style:family="paragraph" style:parent-style-name="Standard">
      <style:text-properties officeooo:paragraph-rsid="02e43d4c"/>
    </style:style>
    <style:style style:name="P117" style:family="paragraph" style:parent-style-name="Standard">
      <style:text-properties officeooo:rsid="02e43d4c" officeooo:paragraph-rsid="02e43d4c"/>
    </style:style>
    <style:style style:name="P118" style:family="paragraph" style:parent-style-name="Standard">
      <style:text-properties officeooo:rsid="02e43d4c" officeooo:paragraph-rsid="02e668d3"/>
    </style:style>
    <style:style style:name="P119" style:family="paragraph" style:parent-style-name="Standard">
      <style:text-properties officeooo:rsid="02e43d4c" officeooo:paragraph-rsid="033fca78"/>
    </style:style>
    <style:style style:name="P120" style:family="paragraph" style:parent-style-name="Standard">
      <style:text-properties officeooo:paragraph-rsid="02e562ba"/>
    </style:style>
    <style:style style:name="P121" style:family="paragraph" style:parent-style-name="Standard">
      <style:text-properties officeooo:paragraph-rsid="02e668d3"/>
    </style:style>
    <style:style style:name="P122" style:family="paragraph" style:parent-style-name="Standard">
      <style:text-properties officeooo:paragraph-rsid="02e7536d"/>
    </style:style>
    <style:style style:name="P123" style:family="paragraph" style:parent-style-name="Standard">
      <style:text-properties officeooo:paragraph-rsid="02eb2c4b"/>
    </style:style>
    <style:style style:name="P124" style:family="paragraph" style:parent-style-name="Standard">
      <style:text-properties officeooo:paragraph-rsid="02ebecf5"/>
    </style:style>
    <style:style style:name="P125" style:family="paragraph" style:parent-style-name="Standard">
      <style:text-properties officeooo:paragraph-rsid="00131f4f"/>
    </style:style>
    <style:style style:name="P126" style:family="paragraph" style:parent-style-name="Standard">
      <style:text-properties officeooo:paragraph-rsid="02ef2371"/>
    </style:style>
    <style:style style:name="P127" style:family="paragraph" style:parent-style-name="Standard">
      <style:text-properties officeooo:paragraph-rsid="02f0a5f0"/>
    </style:style>
    <style:style style:name="P128" style:family="paragraph" style:parent-style-name="Standard">
      <style:text-properties officeooo:paragraph-rsid="02f30226"/>
    </style:style>
    <style:style style:name="P129" style:family="paragraph" style:parent-style-name="Standard">
      <style:text-properties officeooo:paragraph-rsid="02f3039c"/>
    </style:style>
    <style:style style:name="P130" style:family="paragraph" style:parent-style-name="Standard">
      <style:text-properties officeooo:paragraph-rsid="02f3c009"/>
    </style:style>
    <style:style style:name="P131" style:family="paragraph" style:parent-style-name="Standard">
      <style:text-properties officeooo:paragraph-rsid="02f40692"/>
    </style:style>
    <style:style style:name="P132" style:family="paragraph" style:parent-style-name="Standard">
      <style:text-properties officeooo:rsid="02f53655" officeooo:paragraph-rsid="02f53655"/>
    </style:style>
    <style:style style:name="P133" style:family="paragraph" style:parent-style-name="Standard">
      <style:text-properties officeooo:paragraph-rsid="02f53655"/>
    </style:style>
    <style:style style:name="P134" style:family="paragraph" style:parent-style-name="Standard">
      <style:text-properties officeooo:rsid="02f5cbe0" officeooo:paragraph-rsid="02f5cbe0"/>
    </style:style>
    <style:style style:name="P135" style:family="paragraph" style:parent-style-name="Standard">
      <style:text-properties officeooo:paragraph-rsid="02f5cbe0"/>
    </style:style>
    <style:style style:name="P136" style:family="paragraph" style:parent-style-name="Standard">
      <style:text-properties fo:font-style="normal" officeooo:rsid="02f5cbe0" officeooo:paragraph-rsid="02f5e494" style:font-style-asian="normal" style:font-style-complex="normal"/>
    </style:style>
    <style:style style:name="P137" style:family="paragraph" style:parent-style-name="Standard">
      <style:text-properties officeooo:paragraph-rsid="02f76bd7"/>
    </style:style>
    <style:style style:name="P138" style:family="paragraph" style:parent-style-name="Standard">
      <style:text-properties officeooo:rsid="02f91f79" officeooo:paragraph-rsid="02f91f79"/>
    </style:style>
    <style:style style:name="P139" style:family="paragraph" style:parent-style-name="Standard">
      <style:text-properties officeooo:paragraph-rsid="02f91f79"/>
    </style:style>
    <style:style style:name="P140" style:family="paragraph" style:parent-style-name="Standard">
      <style:text-properties officeooo:rsid="02fe1c23" officeooo:paragraph-rsid="02fe1c23"/>
    </style:style>
    <style:style style:name="P141" style:family="paragraph" style:parent-style-name="Standard">
      <style:text-properties officeooo:rsid="02fe1c23" officeooo:paragraph-rsid="0304e8d4"/>
    </style:style>
    <style:style style:name="P142" style:family="paragraph" style:parent-style-name="Standard">
      <style:text-properties officeooo:rsid="02fe1c23" officeooo:paragraph-rsid="034fd0ba"/>
    </style:style>
    <style:style style:name="P143" style:family="paragraph" style:parent-style-name="Standard">
      <style:text-properties officeooo:paragraph-rsid="02fe1c23"/>
    </style:style>
    <style:style style:name="P144" style:family="paragraph" style:parent-style-name="Standard">
      <style:text-properties officeooo:paragraph-rsid="0307e792"/>
    </style:style>
    <style:style style:name="P145" style:family="paragraph" style:parent-style-name="Standard">
      <style:text-properties officeooo:paragraph-rsid="03091802"/>
    </style:style>
    <style:style style:name="P146" style:family="paragraph" style:parent-style-name="Standard">
      <style:text-properties officeooo:paragraph-rsid="030a714d"/>
    </style:style>
    <style:style style:name="P147" style:family="paragraph" style:parent-style-name="Standard">
      <style:text-properties officeooo:rsid="030a714d" officeooo:paragraph-rsid="030a714d"/>
    </style:style>
    <style:style style:name="P148" style:family="paragraph" style:parent-style-name="Standard">
      <style:text-properties officeooo:paragraph-rsid="030bac04"/>
    </style:style>
    <style:style style:name="P149" style:family="paragraph" style:parent-style-name="Standard">
      <style:text-properties officeooo:paragraph-rsid="030c4527"/>
    </style:style>
    <style:style style:name="P150" style:family="paragraph" style:parent-style-name="Standard">
      <style:text-properties officeooo:paragraph-rsid="030e38de"/>
    </style:style>
    <style:style style:name="P151" style:family="paragraph" style:parent-style-name="Standard">
      <style:text-properties officeooo:paragraph-rsid="030f04ab"/>
    </style:style>
    <style:style style:name="P152" style:family="paragraph" style:parent-style-name="Standard">
      <style:text-properties officeooo:paragraph-rsid="03177bb6"/>
    </style:style>
    <style:style style:name="P153" style:family="paragraph" style:parent-style-name="Standard">
      <style:text-properties officeooo:paragraph-rsid="0319140c"/>
    </style:style>
    <style:style style:name="P154" style:family="paragraph" style:parent-style-name="Standard">
      <style:text-properties officeooo:paragraph-rsid="0324755f"/>
    </style:style>
    <style:style style:name="P155" style:family="paragraph" style:parent-style-name="Standard">
      <style:text-properties officeooo:rsid="0324bc31" officeooo:paragraph-rsid="03252384"/>
    </style:style>
    <style:style style:name="P156" style:family="paragraph" style:parent-style-name="Standard">
      <style:text-properties officeooo:paragraph-rsid="0324bc31"/>
    </style:style>
    <style:style style:name="P157" style:family="paragraph" style:parent-style-name="Standard">
      <style:text-properties officeooo:paragraph-rsid="0326d604"/>
    </style:style>
    <style:style style:name="P158" style:family="paragraph" style:parent-style-name="Standard">
      <style:text-properties officeooo:paragraph-rsid="0331298b"/>
    </style:style>
    <style:style style:name="P159" style:family="paragraph" style:parent-style-name="Standard">
      <style:text-properties officeooo:paragraph-rsid="03314d81"/>
    </style:style>
    <style:style style:name="P160" style:family="paragraph" style:parent-style-name="Standard">
      <style:text-properties officeooo:paragraph-rsid="033244a4"/>
    </style:style>
    <style:style style:name="P161" style:family="paragraph" style:parent-style-name="Standard">
      <style:text-properties officeooo:paragraph-rsid="0334a16e"/>
    </style:style>
    <style:style style:name="P162" style:family="paragraph" style:parent-style-name="Standard">
      <style:text-properties officeooo:paragraph-rsid="0335fe9e"/>
    </style:style>
    <style:style style:name="P163" style:family="paragraph" style:parent-style-name="Standard">
      <style:text-properties officeooo:paragraph-rsid="033baf00"/>
    </style:style>
    <style:style style:name="P164" style:family="paragraph" style:parent-style-name="Standard">
      <style:text-properties officeooo:paragraph-rsid="033ddf7b"/>
    </style:style>
    <style:style style:name="P165" style:family="paragraph" style:parent-style-name="Standard">
      <style:text-properties officeooo:paragraph-rsid="033e2a1e"/>
    </style:style>
    <style:style style:name="P166" style:family="paragraph" style:parent-style-name="Standard">
      <style:text-properties officeooo:paragraph-rsid="033fca78"/>
    </style:style>
    <style:style style:name="P167" style:family="paragraph" style:parent-style-name="Standard">
      <style:text-properties officeooo:paragraph-rsid="0341bb90"/>
    </style:style>
    <style:style style:name="P168" style:family="paragraph" style:parent-style-name="Standard">
      <style:text-properties officeooo:paragraph-rsid="0342bcdc"/>
    </style:style>
    <style:style style:name="P169" style:family="paragraph" style:parent-style-name="Standard">
      <style:text-properties officeooo:paragraph-rsid="03279900"/>
    </style:style>
    <style:style style:name="P170" style:family="paragraph" style:parent-style-name="Standard">
      <style:text-properties officeooo:paragraph-rsid="03473ee4"/>
    </style:style>
    <style:style style:name="P171" style:family="paragraph" style:parent-style-name="Standard">
      <style:text-properties officeooo:paragraph-rsid="03486c2d"/>
    </style:style>
    <style:style style:name="P172" style:family="paragraph" style:parent-style-name="Standard">
      <style:text-properties officeooo:paragraph-rsid="034c1fc9"/>
    </style:style>
    <style:style style:name="P173" style:family="paragraph" style:parent-style-name="Standard">
      <style:text-properties officeooo:rsid="034c1fc9" officeooo:paragraph-rsid="034c1fc9"/>
    </style:style>
    <style:style style:name="P174" style:family="paragraph" style:parent-style-name="Standard">
      <style:text-properties officeooo:paragraph-rsid="034d2649"/>
    </style:style>
    <style:style style:name="P175" style:family="paragraph" style:parent-style-name="Standard">
      <style:text-properties officeooo:rsid="034d2649" officeooo:paragraph-rsid="034d2649"/>
    </style:style>
    <style:style style:name="P176" style:family="paragraph" style:parent-style-name="Standard">
      <style:text-properties officeooo:paragraph-rsid="035b7f50" fo:background-color="transparent"/>
    </style:style>
    <style:style style:name="P177" style:family="paragraph" style:parent-style-name="Standard">
      <style:paragraph-properties fo:text-align="justify" style:justify-single-word="false" fo:break-before="page"/>
      <style:text-properties fo:color="#999999" loext:opacity="100%" fo:language="en" fo:country="US" fo:font-weight="bold" officeooo:rsid="0032f19b" officeooo:paragraph-rsid="00131f4f" fo:background-color="transparent" style:font-weight-asian="bold" style:font-weight-complex="bold"/>
    </style:style>
    <style:style style:name="T1" style:family="text">
      <style:text-properties officeooo:rsid="0043d0fb"/>
    </style:style>
    <style:style style:name="T2" style:family="text">
      <style:text-properties fo:font-weight="bold" officeooo:rsid="00ab4647" fo:background-color="#fff200" loext:char-shading-value="0" style:font-weight-asian="bold" style:font-weight-complex="bold"/>
    </style:style>
    <style:style style:name="T3" style:family="text">
      <style:text-properties fo:font-weight="bold" officeooo:rsid="00d88c8c" fo:background-color="#fff200" loext:char-shading-value="0" style:font-weight-asian="bold" style:font-weight-complex="bold"/>
    </style:style>
    <style:style style:name="T4" style:family="text">
      <style:text-properties fo:font-weight="bold" officeooo:rsid="0094c10f" fo:background-color="#fff200" loext:char-shading-value="0" style:font-weight-asian="bold" style:font-weight-complex="bold"/>
    </style:style>
    <style:style style:name="T5" style:family="text">
      <style:text-properties fo:font-weight="bold" officeooo:rsid="02dfed25" fo:background-color="#fff200" loext:char-shading-value="0" style:font-weight-asian="bold" style:font-weight-complex="bold"/>
    </style:style>
    <style:style style:name="T6" style:family="text">
      <style:text-properties fo:font-weight="bold" officeooo:rsid="02ed6da8" fo:background-color="#fff200" loext:char-shading-value="0" style:font-weight-asian="bold" style:font-weight-complex="bold"/>
    </style:style>
    <style:style style:name="T7" style:family="text">
      <style:text-properties fo:font-weight="bold" officeooo:rsid="00fb0d24" fo:background-color="#fff200" loext:char-shading-value="0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ceef7" style:font-weight-asian="bold" style:font-weight-complex="bold"/>
    </style:style>
    <style:style style:name="T10" style:family="text">
      <style:text-properties fo:font-weight="bold" officeooo:rsid="010b0b47" style:font-weight-asian="bold" style:font-weight-complex="bold"/>
    </style:style>
    <style:style style:name="T11" style:family="text">
      <style:text-properties fo:font-weight="bold" officeooo:rsid="021c4c1c" style:font-weight-asian="bold" style:font-weight-complex="bold"/>
    </style:style>
    <style:style style:name="T12" style:family="text">
      <style:text-properties fo:font-weight="bold" officeooo:rsid="00136227" style:font-weight-asian="bold" style:font-weight-complex="bold"/>
    </style:style>
    <style:style style:name="T13" style:family="text">
      <style:text-properties fo:font-weight="bold" officeooo:rsid="00d88c8c" style:font-weight-asian="bold" style:font-weight-complex="bold"/>
    </style:style>
    <style:style style:name="T14" style:family="text">
      <style:text-properties fo:font-weight="bold" officeooo:rsid="01ebd016" style:font-weight-asian="bold" style:font-weight-complex="bold"/>
    </style:style>
    <style:style style:name="T15" style:family="text">
      <style:text-properties fo:font-weight="bold" officeooo:rsid="02e3cec7" style:font-weight-asian="bold" style:font-weight-complex="bold"/>
    </style:style>
    <style:style style:name="T16" style:family="text">
      <style:text-properties fo:font-weight="bold" officeooo:rsid="032353c3" style:font-weight-asian="bold" style:font-weight-complex="bold"/>
    </style:style>
    <style:style style:name="T17" style:family="text">
      <style:text-properties fo:font-weight="bold" officeooo:rsid="0326d604" style:font-weight-asian="bold" style:font-weight-complex="bold"/>
    </style:style>
    <style:style style:name="T18" style:family="text">
      <style:text-properties fo:font-weight="bold" officeooo:rsid="0311f73e" style:font-weight-asian="bold" style:font-weight-complex="bold"/>
    </style:style>
    <style:style style:name="T19" style:family="text">
      <style:text-properties fo:font-weight="bold" officeooo:rsid="02a8b5c3" style:font-weight-asian="bold" style:font-weight-complex="bold"/>
    </style:style>
    <style:style style:name="T20" style:family="text">
      <style:text-properties fo:font-weight="bold" officeooo:rsid="0100f487" fo:background-color="#dddddd" loext:char-shading-value="0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d88c8c" style:font-weight-asian="normal" style:font-weight-complex="normal"/>
    </style:style>
    <style:style style:name="T23" style:family="text">
      <style:text-properties fo:font-weight="normal" officeooo:rsid="0032ee51" style:font-weight-asian="normal" style:font-weight-complex="normal"/>
    </style:style>
    <style:style style:name="T24" style:family="text">
      <style:text-properties fo:font-weight="normal" officeooo:rsid="0100f487" fo:background-color="#dddddd" loext:char-shading-value="0" style:font-weight-asian="normal" style:font-weight-complex="normal"/>
    </style:style>
    <style:style style:name="T25" style:family="text">
      <style:text-properties fo:font-weight="normal" officeooo:rsid="029ae3bf" fo:background-color="#dddddd" loext:char-shading-value="0" style:font-weight-asian="normal" style:font-weight-complex="normal"/>
    </style:style>
    <style:style style:name="T26" style:family="text">
      <style:text-properties fo:font-weight="normal" officeooo:rsid="028a8df8" fo:background-color="transparent" loext:char-shading-value="0" style:font-weight-asian="normal" style:font-weight-complex="normal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2f91f79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3027c9c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311f73e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2a8b5c3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21c4c1c" fo:background-color="transparent" loext:char-shading-value="0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2ed6da8" fo:background-color="#fff200" loext:char-shading-value="0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0fb0d24" fo:background-color="#fff200" loext:char-shading-value="0" style:font-style-asian="italic" style:font-weight-asian="bold" style:font-style-complex="italic" style:font-weight-complex="bold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officeooo:rsid="028a8df8" style:font-style-asian="italic" style:font-style-complex="italic"/>
    </style:style>
    <style:style style:name="T37" style:family="text">
      <style:text-properties fo:font-style="italic" officeooo:rsid="02f76bd7" style:font-style-asian="italic" style:font-style-complex="italic"/>
    </style:style>
    <style:style style:name="T38" style:family="text">
      <style:text-properties fo:font-style="italic" officeooo:rsid="03027c9c" style:font-style-asian="italic" style:font-style-complex="italic"/>
    </style:style>
    <style:style style:name="T39" style:family="text">
      <style:text-properties fo:font-style="italic" officeooo:rsid="02ed6da8" fo:background-color="#fff200" loext:char-shading-value="0" style:font-style-asian="italic" style:font-style-complex="italic"/>
    </style:style>
    <style:style style:name="T40" style:family="text">
      <style:text-properties fo:font-style="normal" officeooo:rsid="02f0a5f0" fo:background-color="#dddddd" loext:char-shading-value="0" style:font-style-asian="normal" style:font-style-complex="normal"/>
    </style:style>
    <style:style style:name="T41" style:family="text">
      <style:text-properties fo:font-style="normal" officeooo:rsid="02f30226" fo:background-color="#dddddd" loext:char-shading-value="0" style:font-style-asian="normal" style:font-style-complex="normal"/>
    </style:style>
    <style:style style:name="T42" style:family="text">
      <style:text-properties fo:font-style="normal" officeooo:rsid="0324755f" fo:background-color="#dddddd" loext:char-shading-value="0" style:font-style-asian="normal" style:font-style-complex="normal"/>
    </style:style>
    <style:style style:name="T43" style:family="text">
      <style:text-properties fo:font-style="normal" officeooo:rsid="0341bb90" fo:background-color="#dddddd" loext:char-shading-value="0" style:font-style-asian="normal" style:font-style-complex="normal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style="normal" officeooo:rsid="027e31e7" style:font-style-asian="normal" style:font-style-complex="normal"/>
    </style:style>
    <style:style style:name="T46" style:family="text">
      <style:text-properties fo:font-style="normal" fo:font-weight="bold" officeooo:rsid="02f0a5f0" fo:background-color="#dddddd" loext:char-shading-value="0" style:font-style-asian="normal" style:font-weight-asian="bold" style:font-style-complex="normal" style:font-weight-complex="bold"/>
    </style:style>
    <style:style style:name="T47" style:family="text">
      <style:text-properties officeooo:rsid="00704232"/>
    </style:style>
    <style:style style:name="T48" style:family="text">
      <style:text-properties officeooo:rsid="00fb0d24" fo:background-color="#fff200" loext:char-shading-value="0"/>
    </style:style>
    <style:style style:name="T49" style:family="text">
      <style:text-properties officeooo:rsid="007f05cd" fo:background-color="#fff200" loext:char-shading-value="0"/>
    </style:style>
    <style:style style:name="T50" style:family="text">
      <style:text-properties officeooo:rsid="02ed6da8" fo:background-color="#fff200" loext:char-shading-value="0"/>
    </style:style>
    <style:style style:name="T51" style:family="text">
      <style:text-properties fo:language="en" fo:country="US" fo:font-weight="normal" fo:background-color="transparent" loext:char-shading-value="0" style:font-weight-asian="normal" style:font-weight-complex="normal"/>
    </style:style>
    <style:style style:name="T52" style:family="text">
      <style:text-properties fo:language="en" fo:country="US" fo:font-weight="normal" officeooo:rsid="00d88c8c" fo:background-color="transparent" loext:char-shading-value="0" style:font-weight-asian="normal" style:font-weight-complex="normal"/>
    </style:style>
    <style:style style:name="T53" style:family="text">
      <style:text-properties fo:language="en" fo:country="US" fo:font-weight="normal" officeooo:rsid="021c4c1c" fo:background-color="transparent" loext:char-shading-value="0" style:font-weight-asian="normal" style:font-weight-complex="normal"/>
    </style:style>
    <style:style style:name="T54" style:family="text">
      <style:text-properties fo:language="en" fo:country="US" fo:font-weight="normal" officeooo:rsid="028a8df8" fo:background-color="transparent" loext:char-shading-value="0" style:font-weight-asian="normal" style:font-weight-complex="normal"/>
    </style:style>
    <style:style style:name="T55" style:family="text">
      <style:text-properties fo:language="en" fo:country="US" fo:font-weight="normal" officeooo:rsid="029eec2c" fo:background-color="transparent" loext:char-shading-value="0" style:font-weight-asian="normal" style:font-weight-complex="normal"/>
    </style:style>
    <style:style style:name="T56" style:family="text">
      <style:text-properties fo:language="en" fo:country="US" fo:font-weight="normal" officeooo:rsid="028af2ba" fo:background-color="transparent" loext:char-shading-value="0" style:font-weight-asian="normal" style:font-weight-complex="normal"/>
    </style:style>
    <style:style style:name="T57" style:family="text">
      <style:text-properties fo:language="en" fo:country="US" fo:font-weight="normal" officeooo:rsid="007d3450" fo:background-color="transparent" loext:char-shading-value="0" style:font-weight-asian="normal" style:font-weight-complex="normal"/>
    </style:style>
    <style:style style:name="T58" style:family="text">
      <style:text-properties fo:language="en" fo:country="US" fo:font-weight="normal" officeooo:rsid="0287be5a" fo:background-color="transparent" loext:char-shading-value="0" style:font-weight-asian="normal" style:font-weight-complex="normal"/>
    </style:style>
    <style:style style:name="T59" style:family="text">
      <style:text-properties fo:language="en" fo:country="US" fo:font-weight="normal" officeooo:rsid="02e046cf" fo:background-color="transparent" loext:char-shading-value="0" style:font-weight-asian="normal" style:font-weight-complex="normal"/>
    </style:style>
    <style:style style:name="T60" style:family="text">
      <style:text-properties fo:language="en" fo:country="US" fo:font-weight="normal" officeooo:rsid="02e24375" fo:background-color="transparent" loext:char-shading-value="0" style:font-weight-asian="normal" style:font-weight-complex="normal"/>
    </style:style>
    <style:style style:name="T61" style:family="text">
      <style:text-properties fo:language="en" fo:country="US" fo:font-weight="normal" officeooo:rsid="02e31d26" fo:background-color="transparent" loext:char-shading-value="0" style:font-weight-asian="normal" style:font-weight-complex="normal"/>
    </style:style>
    <style:style style:name="T62" style:family="text">
      <style:text-properties fo:language="en" fo:country="US" fo:font-weight="normal" officeooo:rsid="02e3cec7" fo:background-color="transparent" loext:char-shading-value="0" style:font-weight-asian="normal" style:font-weight-complex="normal"/>
    </style:style>
    <style:style style:name="T63" style:family="text">
      <style:text-properties fo:language="en" fo:country="US" fo:font-weight="normal" officeooo:rsid="02e668d3" fo:background-color="transparent" loext:char-shading-value="0" style:font-weight-asian="normal" style:font-weight-complex="normal"/>
    </style:style>
    <style:style style:name="T64" style:family="text">
      <style:text-properties fo:language="en" fo:country="US" fo:font-weight="normal" officeooo:rsid="02c6d0b7" fo:background-color="transparent" loext:char-shading-value="0" style:font-weight-asian="normal" style:font-weight-complex="normal"/>
    </style:style>
    <style:style style:name="T65" style:family="text">
      <style:text-properties fo:language="en" fo:country="US" fo:font-weight="normal" officeooo:rsid="00bb70dd" fo:background-color="transparent" loext:char-shading-value="0" style:font-weight-asian="normal" style:font-weight-complex="normal"/>
    </style:style>
    <style:style style:name="T66" style:family="text">
      <style:text-properties fo:language="en" fo:country="US" fo:font-weight="normal" officeooo:rsid="00704232" fo:background-color="transparent" loext:char-shading-value="0" style:font-weight-asian="normal" style:font-weight-complex="normal"/>
    </style:style>
    <style:style style:name="T67" style:family="text">
      <style:text-properties fo:language="en" fo:country="US" fo:font-weight="normal" officeooo:rsid="020e8e48" fo:background-color="transparent" loext:char-shading-value="0" style:font-weight-asian="normal" style:font-weight-complex="normal"/>
    </style:style>
    <style:style style:name="T68" style:family="text">
      <style:text-properties fo:language="en" fo:country="US" fo:font-weight="normal" officeooo:rsid="02f3c009" fo:background-color="transparent" loext:char-shading-value="0" style:font-weight-asian="normal" style:font-weight-complex="normal"/>
    </style:style>
    <style:style style:name="T69" style:family="text">
      <style:text-properties fo:language="en" fo:country="US" fo:font-weight="normal" officeooo:rsid="02f40692" fo:background-color="transparent" loext:char-shading-value="0" style:font-weight-asian="normal" style:font-weight-complex="normal"/>
    </style:style>
    <style:style style:name="T70" style:family="text">
      <style:text-properties fo:language="en" fo:country="US" fo:font-weight="normal" officeooo:rsid="02f53655" fo:background-color="transparent" loext:char-shading-value="0" style:font-weight-asian="normal" style:font-weight-complex="normal"/>
    </style:style>
    <style:style style:name="T71" style:family="text">
      <style:text-properties fo:language="en" fo:country="US" fo:font-weight="normal" officeooo:rsid="02f550e5" fo:background-color="transparent" loext:char-shading-value="0" style:font-weight-asian="normal" style:font-weight-complex="normal"/>
    </style:style>
    <style:style style:name="T72" style:family="text">
      <style:text-properties fo:language="en" fo:country="US" fo:font-weight="normal" officeooo:rsid="027e31e7" fo:background-color="transparent" loext:char-shading-value="0" style:font-weight-asian="normal" style:font-weight-complex="normal"/>
    </style:style>
    <style:style style:name="T73" style:family="text">
      <style:text-properties fo:language="en" fo:country="US" fo:font-weight="normal" officeooo:rsid="02f5e494" fo:background-color="transparent" loext:char-shading-value="0" style:font-weight-asian="normal" style:font-weight-complex="normal"/>
    </style:style>
    <style:style style:name="T74" style:family="text">
      <style:text-properties fo:language="en" fo:country="US" fo:font-weight="normal" officeooo:rsid="02f91f79" fo:background-color="transparent" loext:char-shading-value="0" style:font-weight-asian="normal" style:font-weight-complex="normal"/>
    </style:style>
    <style:style style:name="T75" style:family="text">
      <style:text-properties fo:language="en" fo:country="US" fo:font-weight="normal" officeooo:rsid="03177bb6" fo:background-color="transparent" loext:char-shading-value="0" style:font-weight-asian="normal" style:font-weight-complex="normal"/>
    </style:style>
    <style:style style:name="T76" style:family="text">
      <style:text-properties fo:language="en" fo:country="US" fo:font-weight="normal" officeooo:rsid="0319140c" fo:background-color="transparent" loext:char-shading-value="0" style:font-weight-asian="normal" style:font-weight-complex="normal"/>
    </style:style>
    <style:style style:name="T77" style:family="text">
      <style:text-properties fo:language="en" fo:country="US" fo:font-weight="normal" officeooo:rsid="0321ba65" fo:background-color="transparent" loext:char-shading-value="0" style:font-weight-asian="normal" style:font-weight-complex="normal"/>
    </style:style>
    <style:style style:name="T78" style:family="text">
      <style:text-properties fo:language="en" fo:country="US" fo:font-weight="normal" officeooo:rsid="0324755f" fo:background-color="transparent" loext:char-shading-value="0" style:font-weight-asian="normal" style:font-weight-complex="normal"/>
    </style:style>
    <style:style style:name="T79" style:family="text">
      <style:text-properties fo:language="en" fo:country="US" fo:font-weight="normal" officeooo:rsid="0324bc31" fo:background-color="transparent" loext:char-shading-value="0" style:font-weight-asian="normal" style:font-weight-complex="normal"/>
    </style:style>
    <style:style style:name="T80" style:family="text">
      <style:text-properties fo:language="en" fo:country="US" fo:font-weight="normal" officeooo:rsid="03252384" fo:background-color="transparent" loext:char-shading-value="0" style:font-weight-asian="normal" style:font-weight-complex="normal"/>
    </style:style>
    <style:style style:name="T81" style:family="text">
      <style:text-properties fo:language="en" fo:country="US" fo:font-weight="normal" officeooo:rsid="0326d604" fo:background-color="transparent" loext:char-shading-value="0" style:font-weight-asian="normal" style:font-weight-complex="normal"/>
    </style:style>
    <style:style style:name="T82" style:family="text">
      <style:text-properties fo:language="en" fo:country="US" fo:font-weight="normal" officeooo:rsid="03279900" fo:background-color="transparent" loext:char-shading-value="0" style:font-weight-asian="normal" style:font-weight-complex="normal"/>
    </style:style>
    <style:style style:name="T83" style:family="text">
      <style:text-properties fo:language="en" fo:country="US" fo:font-weight="normal" officeooo:rsid="03294bca" fo:background-color="transparent" loext:char-shading-value="0" style:font-weight-asian="normal" style:font-weight-complex="normal"/>
    </style:style>
    <style:style style:name="T84" style:family="text">
      <style:text-properties fo:language="en" fo:country="US" fo:font-weight="normal" officeooo:rsid="0331298b" fo:background-color="transparent" loext:char-shading-value="0" style:font-weight-asian="normal" style:font-weight-complex="normal"/>
    </style:style>
    <style:style style:name="T85" style:family="text">
      <style:text-properties fo:language="en" fo:country="US" fo:font-weight="normal" officeooo:rsid="03314d81" fo:background-color="transparent" loext:char-shading-value="0" style:font-weight-asian="normal" style:font-weight-complex="normal"/>
    </style:style>
    <style:style style:name="T86" style:family="text">
      <style:text-properties fo:language="en" fo:country="US" fo:font-weight="normal" officeooo:rsid="02f5cbe0" fo:background-color="transparent" loext:char-shading-value="0" style:font-weight-asian="normal" style:font-weight-complex="normal"/>
    </style:style>
    <style:style style:name="T87" style:family="text">
      <style:text-properties fo:language="en" fo:country="US" fo:font-weight="normal" officeooo:rsid="0334a16e" fo:background-color="transparent" loext:char-shading-value="0" style:font-weight-asian="normal" style:font-weight-complex="normal"/>
    </style:style>
    <style:style style:name="T88" style:family="text">
      <style:text-properties fo:language="en" fo:country="US" fo:font-weight="normal" officeooo:rsid="0335fe9e" fo:background-color="transparent" loext:char-shading-value="0" style:font-weight-asian="normal" style:font-weight-complex="normal"/>
    </style:style>
    <style:style style:name="T89" style:family="text">
      <style:text-properties fo:language="en" fo:country="US" fo:font-weight="normal" officeooo:rsid="0342bcdc" fo:background-color="transparent" loext:char-shading-value="0" style:font-weight-asian="normal" style:font-weight-complex="normal"/>
    </style:style>
    <style:style style:name="T90" style:family="text">
      <style:text-properties fo:language="en" fo:country="US" fo:font-weight="normal" officeooo:rsid="03449e3c" fo:background-color="transparent" loext:char-shading-value="0" style:font-weight-asian="normal" style:font-weight-complex="normal"/>
    </style:style>
    <style:style style:name="T91" style:family="text">
      <style:text-properties fo:language="en" fo:country="US" fo:font-weight="normal" officeooo:rsid="034d2649" fo:background-color="transparent" loext:char-shading-value="0" style:font-weight-asian="normal" style:font-weight-complex="normal"/>
    </style:style>
    <style:style style:name="T92" style:family="text">
      <style:text-properties fo:language="en" fo:country="US" fo:font-weight="normal" officeooo:rsid="03530320" fo:background-color="transparent" loext:char-shading-value="0" style:font-weight-asian="normal" style:font-weight-complex="normal"/>
    </style:style>
    <style:style style:name="T93" style:family="text">
      <style:text-properties fo:language="en" fo:country="US" fo:font-weight="normal" officeooo:rsid="035bdedf" fo:background-color="transparent" loext:char-shading-value="0" style:font-weight-asian="normal" style:font-weight-complex="normal"/>
    </style:style>
    <style:style style:name="T94" style:family="text">
      <style:text-properties fo:language="en" fo:country="US" fo:font-weight="normal" officeooo:rsid="03437af4" fo:background-color="transparent" loext:char-shading-value="0" style:font-weight-asian="normal" style:font-weight-complex="normal"/>
    </style:style>
    <style:style style:name="T95" style:family="text">
      <style:text-properties fo:language="en" fo:country="US" fo:font-weight="normal" officeooo:rsid="03625a7d" fo:background-color="transparent" loext:char-shading-value="0" style:font-weight-asian="normal" style:font-weight-complex="normal"/>
    </style:style>
    <style:style style:name="T96" style:family="text">
      <style:text-properties fo:language="en" fo:country="US" fo:font-weight="normal" officeooo:rsid="0100f487" fo:background-color="#dddddd" loext:char-shading-value="0" style:font-weight-asian="normal" style:font-weight-complex="normal"/>
    </style:style>
    <style:style style:name="T97" style:family="text">
      <style:text-properties fo:language="en" fo:country="US" fo:font-weight="normal" officeooo:rsid="00357d7d" fo:background-color="#dddddd" loext:char-shading-value="0" style:font-weight-asian="normal" style:font-weight-complex="normal"/>
    </style:style>
    <style:style style:name="T98" style:family="text">
      <style:text-properties fo:language="en" fo:country="US" fo:font-weight="normal" officeooo:rsid="0014eac0" fo:background-color="#dddddd" loext:char-shading-value="0" style:font-weight-asian="normal" style:font-weight-complex="normal"/>
    </style:style>
    <style:style style:name="T99" style:family="text">
      <style:text-properties fo:language="en" fo:country="US" fo:font-weight="normal" officeooo:rsid="00a176b7" fo:background-color="#dddddd" loext:char-shading-value="0" style:font-weight-asian="normal" style:font-weight-complex="normal"/>
    </style:style>
    <style:style style:name="T100" style:family="text">
      <style:text-properties fo:language="en" fo:country="US" fo:font-weight="normal" officeooo:rsid="02e1a383" fo:background-color="#dddddd" loext:char-shading-value="0" style:font-weight-asian="normal" style:font-weight-complex="normal"/>
    </style:style>
    <style:style style:name="T101" style:family="text">
      <style:text-properties fo:language="en" fo:country="US" fo:font-weight="normal" officeooo:rsid="02e24375" fo:background-color="#dddddd" loext:char-shading-value="0" style:font-weight-asian="normal" style:font-weight-complex="normal"/>
    </style:style>
    <style:style style:name="T102" style:family="text">
      <style:text-properties fo:language="en" fo:country="US" fo:font-weight="normal" officeooo:rsid="033fca78" fo:background-color="#dddddd" loext:char-shading-value="0" style:font-weight-asian="normal" style:font-weight-complex="normal"/>
    </style:style>
    <style:style style:name="T103" style:family="text">
      <style:text-properties fo:language="en" fo:country="US" fo:font-weight="normal" officeooo:rsid="00fb0d24" fo:background-color="#fff200" loext:char-shading-value="0" style:font-weight-asian="normal" style:font-weight-complex="normal"/>
    </style:style>
    <style:style style:name="T104" style:family="text">
      <style:text-properties fo:language="en" fo:country="US" fo:font-weight="normal" officeooo:rsid="02ed6da8" fo:background-color="#fff200" loext:char-shading-value="0" style:font-weight-asian="normal" style:font-weight-complex="normal"/>
    </style:style>
    <style:style style:name="T105" style:family="text">
      <style:text-properties fo:language="en" fo:country="US" fo:font-weight="normal" officeooo:rsid="03314d81" fo:background-color="#fff200" loext:char-shading-value="0" style:font-weight-asian="normal" style:font-weight-complex="normal"/>
    </style:style>
    <style:style style:name="T106" style:family="text">
      <style:text-properties fo:language="en" fo:country="US" fo:font-weight="normal" officeooo:rsid="035be461" fo:background-color="#fff200" loext:char-shading-value="0" style:font-weight-asian="normal" style:font-weight-complex="normal"/>
    </style:style>
    <style:style style:name="T107" style:family="text">
      <style:text-properties fo:language="en" fo:country="US" fo:font-weight="normal" style:font-weight-asian="normal" style:font-weight-complex="normal"/>
    </style:style>
    <style:style style:name="T108" style:family="text">
      <style:text-properties fo:language="en" fo:country="US" fo:font-weight="normal" officeooo:rsid="02f76bd7" style:font-weight-asian="normal" style:font-weight-complex="normal"/>
    </style:style>
    <style:style style:name="T109" style:family="text">
      <style:text-properties fo:language="en" fo:country="US" fo:font-weight="normal" officeooo:rsid="02fc38ca" style:font-weight-asian="normal" style:font-weight-complex="normal"/>
    </style:style>
    <style:style style:name="T110" style:family="text">
      <style:text-properties fo:language="en" fo:country="US" fo:font-weight="normal" officeooo:rsid="02fe1c23" style:font-weight-asian="normal" style:font-weight-complex="normal"/>
    </style:style>
    <style:style style:name="T111" style:family="text">
      <style:text-properties fo:language="en" fo:country="US" fo:font-weight="normal" officeooo:rsid="0307e792" style:font-weight-asian="normal" style:font-weight-complex="normal"/>
    </style:style>
    <style:style style:name="T112" style:family="text">
      <style:text-properties fo:language="en" fo:country="US" fo:font-weight="normal" officeooo:rsid="001e4eb8" style:font-weight-asian="normal" style:font-weight-complex="normal"/>
    </style:style>
    <style:style style:name="T113" style:family="text">
      <style:text-properties fo:language="en" fo:country="US" fo:font-weight="normal" officeooo:rsid="03091802" style:font-weight-asian="normal" style:font-weight-complex="normal"/>
    </style:style>
    <style:style style:name="T114" style:family="text">
      <style:text-properties fo:language="en" fo:country="US" fo:font-weight="normal" officeooo:rsid="030bac04" style:font-weight-asian="normal" style:font-weight-complex="normal"/>
    </style:style>
    <style:style style:name="T115" style:family="text">
      <style:text-properties fo:language="en" fo:country="US" fo:font-weight="normal" officeooo:rsid="03494644" style:font-weight-asian="normal" style:font-weight-complex="normal"/>
    </style:style>
    <style:style style:name="T116" style:family="text">
      <style:text-properties fo:language="en" fo:country="US" fo:font-weight="normal" officeooo:rsid="0100f487" style:font-weight-asian="normal" style:font-weight-complex="normal"/>
    </style:style>
    <style:style style:name="T117" style:family="text">
      <style:text-properties fo:language="en" fo:country="US" fo:font-weight="normal" officeooo:rsid="028a8df8" style:font-weight-asian="normal" style:font-weight-complex="normal"/>
    </style:style>
    <style:style style:name="T118" style:family="text">
      <style:text-properties fo:language="en" fo:country="US" fo:font-weight="normal" officeooo:rsid="02e1513d" style:font-weight-asian="normal" style:font-weight-complex="normal"/>
    </style:style>
    <style:style style:name="T119" style:family="text">
      <style:text-properties fo:language="en" fo:country="US" fo:font-style="italic" fo:font-weight="bold" officeooo:rsid="0100f487" fo:background-color="#dddddd" loext:char-shading-value="0" style:font-style-asian="italic" style:font-weight-asian="bold" style:font-style-complex="italic" style:font-weight-complex="bold"/>
    </style:style>
    <style:style style:name="T120" style:family="text">
      <style:text-properties fo:language="en" fo:country="US" fo:font-style="italic" fo:font-weight="bold" officeooo:rsid="02f30226" fo:background-color="#dddddd" loext:char-shading-value="0" style:font-style-asian="italic" style:font-weight-asian="bold" style:font-style-complex="italic" style:font-weight-complex="bold"/>
    </style:style>
    <style:style style:name="T121" style:family="text">
      <style:text-properties fo:language="en" fo:country="US" fo:font-style="italic" fo:font-weight="bold" officeooo:rsid="021c4c1c" fo:background-color="transparent" loext:char-shading-value="0" style:font-style-asian="italic" style:font-weight-asian="bold" style:font-style-complex="italic" style:font-weight-complex="bold"/>
    </style:style>
    <style:style style:name="T122" style:family="text">
      <style:text-properties fo:language="en" fo:country="US" fo:font-style="italic" fo:font-weight="bold" officeooo:rsid="02e31d26" fo:background-color="transparent" loext:char-shading-value="0" style:font-style-asian="italic" style:font-weight-asian="bold" style:font-style-complex="italic" style:font-weight-complex="bold"/>
    </style:style>
    <style:style style:name="T123" style:family="text">
      <style:text-properties fo:language="en" fo:country="US" fo:font-style="italic" fo:font-weight="bold" officeooo:rsid="028a8df8" fo:background-color="transparent" loext:char-shading-value="0" style:font-style-asian="italic" style:font-weight-asian="bold" style:font-style-complex="italic" style:font-weight-complex="bold"/>
    </style:style>
    <style:style style:name="T124" style:family="text">
      <style:text-properties fo:language="en" fo:country="US" fo:font-style="italic" fo:font-weight="bold" officeooo:rsid="02e562ba" fo:background-color="transparent" loext:char-shading-value="0" style:font-style-asian="italic" style:font-weight-asian="bold" style:font-style-complex="italic" style:font-weight-complex="bold"/>
    </style:style>
    <style:style style:name="T125" style:family="text">
      <style:text-properties fo:language="en" fo:country="US" fo:font-style="italic" fo:font-weight="bold" officeooo:rsid="02e668d3" fo:background-color="transparent" loext:char-shading-value="0" style:font-style-asian="italic" style:font-weight-asian="bold" style:font-style-complex="italic" style:font-weight-complex="bold"/>
    </style:style>
    <style:style style:name="T126" style:family="text">
      <style:text-properties fo:language="en" fo:country="US" fo:font-style="italic" fo:font-weight="bold" officeooo:rsid="02f0a5f0" fo:background-color="transparent" loext:char-shading-value="0" style:font-style-asian="italic" style:font-weight-asian="bold" style:font-style-complex="italic" style:font-weight-complex="bold"/>
    </style:style>
    <style:style style:name="T127" style:family="text">
      <style:text-properties fo:language="en" fo:country="US" fo:font-style="italic" fo:font-weight="bold" officeooo:rsid="020e8e48" fo:background-color="transparent" loext:char-shading-value="0" style:font-style-asian="italic" style:font-weight-asian="bold" style:font-style-complex="italic" style:font-weight-complex="bold"/>
    </style:style>
    <style:style style:name="T128" style:family="text">
      <style:text-properties fo:language="en" fo:country="US" fo:font-style="italic" fo:font-weight="bold" officeooo:rsid="027e31e7" fo:background-color="transparent" loext:char-shading-value="0" style:font-style-asian="italic" style:font-weight-asian="bold" style:font-style-complex="italic" style:font-weight-complex="bold"/>
    </style:style>
    <style:style style:name="T129" style:family="text">
      <style:text-properties fo:language="en" fo:country="US" fo:font-style="italic" fo:font-weight="bold" officeooo:rsid="02f5cbe0" fo:background-color="transparent" loext:char-shading-value="0" style:font-style-asian="italic" style:font-weight-asian="bold" style:font-style-complex="italic" style:font-weight-complex="bold"/>
    </style:style>
    <style:style style:name="T130" style:family="text">
      <style:text-properties fo:language="en" fo:country="US" fo:font-style="italic" fo:font-weight="bold" officeooo:rsid="02f5e494" fo:background-color="transparent" loext:char-shading-value="0" style:font-style-asian="italic" style:font-weight-asian="bold" style:font-style-complex="italic" style:font-weight-complex="bold"/>
    </style:style>
    <style:style style:name="T131" style:family="text">
      <style:text-properties fo:language="en" fo:country="US" fo:font-style="italic" fo:font-weight="bold" officeooo:rsid="02f91f79" fo:background-color="transparent" loext:char-shading-value="0" style:font-style-asian="italic" style:font-weight-asian="bold" style:font-style-complex="italic" style:font-weight-complex="bold"/>
    </style:style>
    <style:style style:name="T132" style:family="text">
      <style:text-properties fo:language="en" fo:country="US" fo:font-style="italic" fo:font-weight="bold" officeooo:rsid="02fe1c23" fo:background-color="transparent" loext:char-shading-value="0" style:font-style-asian="italic" style:font-weight-asian="bold" style:font-style-complex="italic" style:font-weight-complex="bold"/>
    </style:style>
    <style:style style:name="T133" style:family="text">
      <style:text-properties fo:language="en" fo:country="US" fo:font-style="italic" fo:font-weight="bold" officeooo:rsid="001e4eb8" fo:background-color="transparent" loext:char-shading-value="0" style:font-style-asian="italic" style:font-weight-asian="bold" style:font-style-complex="italic" style:font-weight-complex="bold"/>
    </style:style>
    <style:style style:name="T134" style:family="text">
      <style:text-properties fo:language="en" fo:country="US" fo:font-style="italic" fo:font-weight="bold" officeooo:rsid="0324755f" fo:background-color="transparent" loext:char-shading-value="0" style:font-style-asian="italic" style:font-weight-asian="bold" style:font-style-complex="italic" style:font-weight-complex="bold"/>
    </style:style>
    <style:style style:name="T135" style:family="text">
      <style:text-properties fo:language="en" fo:country="US" fo:font-style="italic" fo:font-weight="bold" officeooo:rsid="0324bc31" fo:background-color="transparent" loext:char-shading-value="0" style:font-style-asian="italic" style:font-weight-asian="bold" style:font-style-complex="italic" style:font-weight-complex="bold"/>
    </style:style>
    <style:style style:name="T136" style:family="text">
      <style:text-properties fo:language="en" fo:country="US" fo:font-style="italic" fo:font-weight="bold" officeooo:rsid="02f40692" fo:background-color="transparent" loext:char-shading-value="0" style:font-style-asian="italic" style:font-weight-asian="bold" style:font-style-complex="italic" style:font-weight-complex="bold"/>
    </style:style>
    <style:style style:name="T137" style:family="text">
      <style:text-properties fo:language="en" fo:country="US" fo:font-style="italic" fo:font-weight="bold" officeooo:rsid="034c1fc9" fo:background-color="transparent" loext:char-shading-value="0" style:font-style-asian="italic" style:font-weight-asian="bold" style:font-style-complex="italic" style:font-weight-complex="bold"/>
    </style:style>
    <style:style style:name="T138" style:family="text">
      <style:text-properties fo:language="en" fo:country="US" fo:font-style="italic" fo:font-weight="bold" officeooo:rsid="03530320" fo:background-color="transparent" loext:char-shading-value="0" style:font-style-asian="italic" style:font-weight-asian="bold" style:font-style-complex="italic" style:font-weight-complex="bold"/>
    </style:style>
    <style:style style:name="T139" style:family="text">
      <style:text-properties fo:language="en" fo:country="US" fo:font-style="italic" fo:font-weight="bold" officeooo:rsid="00fb0d24" fo:background-color="#fff200" loext:char-shading-value="0" style:font-style-asian="italic" style:font-weight-asian="bold" style:font-style-complex="italic" style:font-weight-complex="bold"/>
    </style:style>
    <style:style style:name="T140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41" style:family="text">
      <style:text-properties fo:language="en" fo:country="US" fo:font-style="italic" fo:font-weight="bold" officeooo:rsid="02fc38ca" style:font-style-asian="italic" style:font-weight-asian="bold" style:font-style-complex="italic" style:font-weight-complex="bold"/>
    </style:style>
    <style:style style:name="T142" style:family="text">
      <style:text-properties fo:language="en" fo:country="US" fo:font-style="italic" fo:font-weight="bold" officeooo:rsid="02fe1c23" style:font-style-asian="italic" style:font-weight-asian="bold" style:font-style-complex="italic" style:font-weight-complex="bold"/>
    </style:style>
    <style:style style:name="T143" style:family="text">
      <style:text-properties fo:language="en" fo:country="US" fo:font-style="italic" fo:font-weight="bold" officeooo:rsid="001e4eb8" style:font-style-asian="italic" style:font-weight-asian="bold" style:font-style-complex="italic" style:font-weight-complex="bold"/>
    </style:style>
    <style:style style:name="T144" style:family="text">
      <style:text-properties fo:language="en" fo:country="US" fo:font-style="italic" fo:font-weight="normal" officeooo:rsid="0100f487" fo:background-color="#dddddd" loext:char-shading-value="0" style:font-style-asian="italic" style:font-weight-asian="normal" style:font-style-complex="italic" style:font-weight-complex="normal"/>
    </style:style>
    <style:style style:name="T145" style:family="text">
      <style:text-properties fo:language="en" fo:country="US" fo:font-style="italic" fo:font-weight="normal" officeooo:rsid="02eb2c4b" fo:background-color="#dddddd" loext:char-shading-value="0" style:font-style-asian="italic" style:font-weight-asian="normal" style:font-style-complex="italic" style:font-weight-complex="normal"/>
    </style:style>
    <style:style style:name="T146" style:family="text">
      <style:text-properties fo:language="en" fo:country="US" fo:font-style="italic" fo:font-weight="normal" officeooo:rsid="02ef2371" fo:background-color="#dddddd" loext:char-shading-value="0" style:font-style-asian="italic" style:font-weight-asian="normal" style:font-style-complex="italic" style:font-weight-complex="normal"/>
    </style:style>
    <style:style style:name="T147" style:family="text">
      <style:text-properties fo:language="en" fo:country="US" fo:font-style="italic" fo:font-weight="normal" officeooo:rsid="02f3039c" fo:background-color="#dddddd" loext:char-shading-value="0" style:font-style-asian="italic" style:font-weight-asian="normal" style:font-style-complex="italic" style:font-weight-complex="normal"/>
    </style:style>
    <style:style style:name="T148" style:family="text">
      <style:text-properties fo:language="en" fo:country="US" fo:font-style="italic" fo:font-weight="normal" officeooo:rsid="02f30226" fo:background-color="#dddddd" loext:char-shading-value="0" style:font-style-asian="italic" style:font-weight-asian="normal" style:font-style-complex="italic" style:font-weight-complex="normal"/>
    </style:style>
    <style:style style:name="T149" style:family="text">
      <style:text-properties fo:language="en" fo:country="US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150" style:family="text">
      <style:text-properties fo:language="en" fo:country="US" fo:font-style="italic" fo:font-weight="normal" officeooo:rsid="0324755f" fo:background-color="transparent" loext:char-shading-value="0" style:font-style-asian="italic" style:font-weight-asian="normal" style:font-style-complex="italic" style:font-weight-complex="normal"/>
    </style:style>
    <style:style style:name="T151" style:family="text">
      <style:text-properties fo:language="en" fo:country="US" fo:font-style="italic" fo:font-weight="normal" officeooo:rsid="033ddf7b" fo:background-color="transparent" loext:char-shading-value="0" style:font-style-asian="italic" style:font-weight-asian="normal" style:font-style-complex="italic" style:font-weight-complex="normal"/>
    </style:style>
    <style:style style:name="T152" style:family="text">
      <style:text-properties fo:language="en" fo:country="US" fo:font-style="italic" fo:font-weight="normal" officeooo:rsid="030f04ab" style:font-style-asian="italic" style:font-weight-asian="normal" style:font-style-complex="italic" style:font-weight-complex="normal"/>
    </style:style>
    <style:style style:name="T153" style:family="text">
      <style:text-properties fo:language="en" fo:country="US" fo:font-style="normal" fo:font-weight="normal" officeooo:rsid="0100f487" fo:background-color="#dddddd" loext:char-shading-value="0" style:font-style-asian="normal" style:font-weight-asian="normal" style:font-style-complex="normal" style:font-weight-complex="normal"/>
    </style:style>
    <style:style style:name="T154" style:family="text">
      <style:text-properties fo:language="en" fo:country="US" fo:font-style="normal" fo:font-weight="normal" officeooo:rsid="02eac998" fo:background-color="#dddddd" loext:char-shading-value="0" style:font-style-asian="normal" style:font-weight-asian="normal" style:font-style-complex="normal" style:font-weight-complex="normal"/>
    </style:style>
    <style:style style:name="T155" style:family="text">
      <style:text-properties fo:language="en" fo:country="US" fo:font-style="normal" fo:font-weight="normal" officeooo:rsid="02eb2c4b" fo:background-color="#dddddd" loext:char-shading-value="0" style:font-style-asian="normal" style:font-weight-asian="normal" style:font-style-complex="normal" style:font-weight-complex="normal"/>
    </style:style>
    <style:style style:name="T156" style:family="text">
      <style:text-properties fo:language="en" fo:country="US" fo:font-style="normal" fo:font-weight="normal" officeooo:rsid="02ebecf5" fo:background-color="#dddddd" loext:char-shading-value="0" style:font-style-asian="normal" style:font-weight-asian="normal" style:font-style-complex="normal" style:font-weight-complex="normal"/>
    </style:style>
    <style:style style:name="T157" style:family="text">
      <style:text-properties fo:language="en" fo:country="US" fo:font-style="normal" fo:font-weight="normal" officeooo:rsid="02ef2371" fo:background-color="#dddddd" loext:char-shading-value="0" style:font-style-asian="normal" style:font-weight-asian="normal" style:font-style-complex="normal" style:font-weight-complex="normal"/>
    </style:style>
    <style:style style:name="T158" style:family="text">
      <style:text-properties fo:language="en" fo:country="US" fo:font-style="normal" fo:font-weight="normal" officeooo:rsid="02f0a5f0" fo:background-color="#dddddd" loext:char-shading-value="0" style:font-style-asian="normal" style:font-weight-asian="normal" style:font-style-complex="normal" style:font-weight-complex="normal"/>
    </style:style>
    <style:style style:name="T159" style:family="text">
      <style:text-properties fo:language="en" fo:country="US" fo:font-style="normal" fo:font-weight="normal" officeooo:rsid="02f30226" fo:background-color="#dddddd" loext:char-shading-value="0" style:font-style-asian="normal" style:font-weight-asian="normal" style:font-style-complex="normal" style:font-weight-complex="normal"/>
    </style:style>
    <style:style style:name="T160" style:family="text">
      <style:text-properties fo:language="en" fo:country="US" fo:font-style="normal" fo:font-weight="normal" officeooo:rsid="02f3039c" fo:background-color="#dddddd" loext:char-shading-value="0" style:font-style-asian="normal" style:font-weight-asian="normal" style:font-style-complex="normal" style:font-weight-complex="normal"/>
    </style:style>
    <style:style style:name="T161" style:family="text">
      <style:text-properties fo:language="en" fo:country="US" fo:font-style="normal" fo:font-weight="normal" officeooo:rsid="02fc38ca" fo:background-color="#dddddd" loext:char-shading-value="0" style:font-style-asian="normal" style:font-weight-asian="normal" style:font-style-complex="normal" style:font-weight-complex="normal"/>
    </style:style>
    <style:style style:name="T162" style:family="text">
      <style:text-properties fo:language="en" fo:country="US" fo:font-style="normal" fo:font-weight="normal" officeooo:rsid="030bac04" fo:background-color="#dddddd" loext:char-shading-value="0" style:font-style-asian="normal" style:font-weight-asian="normal" style:font-style-complex="normal" style:font-weight-complex="normal"/>
    </style:style>
    <style:style style:name="T163" style:family="text">
      <style:text-properties fo:language="en" fo:country="US" fo:font-style="normal" fo:font-weight="normal" officeooo:rsid="0324755f" fo:background-color="#dddddd" loext:char-shading-value="0" style:font-style-asian="normal" style:font-weight-asian="normal" style:font-style-complex="normal" style:font-weight-complex="normal"/>
    </style:style>
    <style:style style:name="T164" style:family="text">
      <style:text-properties fo:language="en" fo:country="US" fo:font-style="normal" fo:font-weight="normal" officeooo:rsid="0341bb90" fo:background-color="#dddddd" loext:char-shading-value="0" style:font-style-asian="normal" style:font-weight-asian="normal" style:font-style-complex="normal" style:font-weight-complex="normal"/>
    </style:style>
    <style:style style:name="T165" style:family="text">
      <style:text-properties fo:language="en" fo:country="US" fo:font-style="normal" fo:font-weight="normal" officeooo:rsid="03486c2d" fo:background-color="#dddddd" loext:char-shading-value="0" style:font-style-asian="normal" style:font-weight-asian="normal" style:font-style-complex="normal" style:font-weight-complex="normal"/>
    </style:style>
    <style:style style:name="T166" style:family="text">
      <style:text-properties fo:language="en" fo:country="US" fo:font-style="normal" fo:font-weight="normal" officeooo:rsid="034d2649" fo:background-color="#dddddd" loext:char-shading-value="0" style:font-style-asian="normal" style:font-weight-asian="normal" style:font-style-complex="normal" style:font-weight-complex="normal"/>
    </style:style>
    <style:style style:name="T167" style:family="text">
      <style:text-properties fo:language="en" fo:country="US" fo:font-style="normal" fo:font-weight="normal" officeooo:rsid="0351abe9" fo:background-color="#dddddd" loext:char-shading-value="0" style:font-style-asian="normal" style:font-weight-asian="normal" style:font-style-complex="normal" style:font-weight-complex="normal"/>
    </style:style>
    <style:style style:name="T168" style:family="text">
      <style:text-properties fo:language="en" fo:country="US" fo:font-style="normal" fo:font-weight="normal" officeooo:rsid="035453e4" fo:background-color="#dddddd" loext:char-shading-value="0" style:font-style-asian="normal" style:font-weight-asian="normal" style:font-style-complex="normal" style:font-weight-complex="normal"/>
    </style:style>
    <style:style style:name="T169" style:family="text">
      <style:text-properties fo:language="en" fo:country="US" fo:font-style="normal" fo:font-weight="normal" officeooo:rsid="035bdedf" fo:background-color="#dddddd" loext:char-shading-value="0" style:font-style-asian="normal" style:font-weight-asian="normal" style:font-style-complex="normal" style:font-weight-complex="normal"/>
    </style:style>
    <style:style style:name="T170" style:family="text">
      <style:text-properties fo:language="en" fo:country="US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71" style:family="text">
      <style:text-properties fo:language="en" fo:country="US" fo:font-style="normal" fo:font-weight="normal" officeooo:rsid="021c4c1c" fo:background-color="transparent" loext:char-shading-value="0" style:font-style-asian="normal" style:font-weight-asian="normal" style:font-style-complex="normal" style:font-weight-complex="normal"/>
    </style:style>
    <style:style style:name="T172" style:family="text">
      <style:text-properties fo:language="en" fo:country="US" fo:font-style="normal" fo:font-weight="normal" officeooo:rsid="02e24375" fo:background-color="transparent" loext:char-shading-value="0" style:font-style-asian="normal" style:font-weight-asian="normal" style:font-style-complex="normal" style:font-weight-complex="normal"/>
    </style:style>
    <style:style style:name="T173" style:family="text">
      <style:text-properties fo:language="en" fo:country="US" fo:font-style="normal" fo:font-weight="normal" officeooo:rsid="028a8df8" fo:background-color="transparent" loext:char-shading-value="0" style:font-style-asian="normal" style:font-weight-asian="normal" style:font-style-complex="normal" style:font-weight-complex="normal"/>
    </style:style>
    <style:style style:name="T174" style:family="text">
      <style:text-properties fo:language="en" fo:country="US" fo:font-style="normal" fo:font-weight="normal" officeooo:rsid="02e562ba" fo:background-color="transparent" loext:char-shading-value="0" style:font-style-asian="normal" style:font-weight-asian="normal" style:font-style-complex="normal" style:font-weight-complex="normal"/>
    </style:style>
    <style:style style:name="T175" style:family="text">
      <style:text-properties fo:language="en" fo:country="US" fo:font-style="normal" fo:font-weight="normal" officeooo:rsid="02e668d3" fo:background-color="transparent" loext:char-shading-value="0" style:font-style-asian="normal" style:font-weight-asian="normal" style:font-style-complex="normal" style:font-weight-complex="normal"/>
    </style:style>
    <style:style style:name="T176" style:family="text">
      <style:text-properties fo:language="en" fo:country="US" fo:font-style="normal" fo:font-weight="normal" officeooo:rsid="027e31e7" fo:background-color="transparent" loext:char-shading-value="0" style:font-style-asian="normal" style:font-weight-asian="normal" style:font-style-complex="normal" style:font-weight-complex="normal"/>
    </style:style>
    <style:style style:name="T177" style:family="text">
      <style:text-properties fo:language="en" fo:country="US" fo:font-style="normal" fo:font-weight="normal" officeooo:rsid="001e4eb8" fo:background-color="transparent" loext:char-shading-value="0" style:font-style-asian="normal" style:font-weight-asian="normal" style:font-style-complex="normal" style:font-weight-complex="normal"/>
    </style:style>
    <style:style style:name="T178" style:family="text">
      <style:text-properties fo:language="en" fo:country="US" fo:font-style="normal" fo:font-weight="normal" officeooo:rsid="02a8b5c3" fo:background-color="transparent" loext:char-shading-value="0" style:font-style-asian="normal" style:font-weight-asian="normal" style:font-style-complex="normal" style:font-weight-complex="normal"/>
    </style:style>
    <style:style style:name="T179" style:family="text">
      <style:text-properties fo:language="en" fo:country="US" fo:font-style="normal" fo:font-weight="normal" officeooo:rsid="0324bc31" fo:background-color="transparent" loext:char-shading-value="0" style:font-style-asian="normal" style:font-weight-asian="normal" style:font-style-complex="normal" style:font-weight-complex="normal"/>
    </style:style>
    <style:style style:name="T180" style:family="text">
      <style:text-properties fo:language="en" fo:country="US" fo:font-style="normal" fo:font-weight="normal" officeooo:rsid="033a1f5b" fo:background-color="transparent" loext:char-shading-value="0" style:font-style-asian="normal" style:font-weight-asian="normal" style:font-style-complex="normal" style:font-weight-complex="normal"/>
    </style:style>
    <style:style style:name="T181" style:family="text">
      <style:text-properties fo:language="en" fo:country="US" fo:font-style="normal" fo:font-weight="normal" officeooo:rsid="033baf00" fo:background-color="transparent" loext:char-shading-value="0" style:font-style-asian="normal" style:font-weight-asian="normal" style:font-style-complex="normal" style:font-weight-complex="normal"/>
    </style:style>
    <style:style style:name="T182" style:family="text">
      <style:text-properties fo:language="en" fo:country="US" fo:font-style="normal" fo:font-weight="normal" officeooo:rsid="033ddf7b" fo:background-color="transparent" loext:char-shading-value="0" style:font-style-asian="normal" style:font-weight-asian="normal" style:font-style-complex="normal" style:font-weight-complex="normal"/>
    </style:style>
    <style:style style:name="T183" style:family="text">
      <style:text-properties fo:language="en" fo:country="US" fo:font-style="normal" fo:font-weight="normal" officeooo:rsid="033e069e" fo:background-color="transparent" loext:char-shading-value="0" style:font-style-asian="normal" style:font-weight-asian="normal" style:font-style-complex="normal" style:font-weight-complex="normal"/>
    </style:style>
    <style:style style:name="T184" style:family="text">
      <style:text-properties fo:language="en" fo:country="US" fo:font-style="normal" fo:font-weight="normal" officeooo:rsid="033f17e2" fo:background-color="transparent" loext:char-shading-value="0" style:font-style-asian="normal" style:font-weight-asian="normal" style:font-style-complex="normal" style:font-weight-complex="normal"/>
    </style:style>
    <style:style style:name="T185" style:family="text">
      <style:text-properties fo:language="en" fo:country="US" fo:font-style="normal" fo:font-weight="normal" officeooo:rsid="0342bcdc" fo:background-color="transparent" loext:char-shading-value="0" style:font-style-asian="normal" style:font-weight-asian="normal" style:font-style-complex="normal" style:font-weight-complex="normal"/>
    </style:style>
    <style:style style:name="T186" style:family="text">
      <style:text-properties fo:language="en" fo:country="US" fo:font-style="normal" fo:font-weight="normal" officeooo:rsid="03466b97" fo:background-color="transparent" loext:char-shading-value="0" style:font-style-asian="normal" style:font-weight-asian="normal" style:font-style-complex="normal" style:font-weight-complex="normal"/>
    </style:style>
    <style:style style:name="T187" style:family="text">
      <style:text-properties fo:language="en" fo:country="US" fo:font-style="normal" fo:font-weight="normal" officeooo:rsid="034c1fc9" fo:background-color="transparent" loext:char-shading-value="0" style:font-style-asian="normal" style:font-weight-asian="normal" style:font-style-complex="normal" style:font-weight-complex="normal"/>
    </style:style>
    <style:style style:name="T188" style:family="text">
      <style:text-properties fo:language="en" fo:country="US" fo:font-style="normal" fo:font-weight="normal" officeooo:rsid="034d2649" fo:background-color="transparent" loext:char-shading-value="0" style:font-style-asian="normal" style:font-weight-asian="normal" style:font-style-complex="normal" style:font-weight-complex="normal"/>
    </style:style>
    <style:style style:name="T189" style:family="text">
      <style:text-properties fo:language="en" fo:country="US" fo:font-style="normal" fo:font-weight="normal" officeooo:rsid="03530320" fo:background-color="transparent" loext:char-shading-value="0" style:font-style-asian="normal" style:font-weight-asian="normal" style:font-style-complex="normal" style:font-weight-complex="normal"/>
    </style:style>
    <style:style style:name="T190" style:family="text">
      <style:text-properties fo:language="en" fo:country="US" fo:font-style="normal" fo:font-weight="normal" officeooo:rsid="035453e4" fo:background-color="transparent" loext:char-shading-value="0" style:font-style-asian="normal" style:font-weight-asian="normal" style:font-style-complex="normal" style:font-weight-complex="normal"/>
    </style:style>
    <style:style style:name="T191" style:family="text">
      <style:text-properties fo:language="en" fo:country="US" fo:font-style="normal" fo:font-weight="normal" officeooo:rsid="0100f487" fo:background-color="transparent" loext:char-shading-value="0" style:font-style-asian="normal" style:font-weight-asian="normal" style:font-style-complex="normal" style:font-weight-complex="normal"/>
    </style:style>
    <style:style style:name="T192" style:family="text">
      <style:text-properties fo:language="en" fo:country="US" fo:font-style="normal" fo:font-weight="normal" officeooo:rsid="02b74866" style:font-style-asian="normal" style:font-weight-asian="normal" style:font-style-complex="normal" style:font-weight-complex="normal"/>
    </style:style>
    <style:style style:name="T193" style:family="text">
      <style:text-properties fo:language="en" fo:country="US" fo:font-style="normal" fo:font-weight="normal" officeooo:rsid="030c4527" style:font-style-asian="normal" style:font-weight-asian="normal" style:font-style-complex="normal" style:font-weight-complex="normal"/>
    </style:style>
    <style:style style:name="T194" style:family="text">
      <style:text-properties fo:language="en" fo:country="US" fo:font-style="normal" fo:font-weight="normal" officeooo:rsid="030e38de" style:font-style-asian="normal" style:font-weight-asian="normal" style:font-style-complex="normal" style:font-weight-complex="normal"/>
    </style:style>
    <style:style style:name="T195" style:family="text">
      <style:text-properties fo:language="en" fo:country="US" fo:font-style="normal" fo:font-weight="normal" officeooo:rsid="030f04ab" style:font-style-asian="normal" style:font-weight-asian="normal" style:font-style-complex="normal" style:font-weight-complex="normal"/>
    </style:style>
    <style:style style:name="T196" style:family="text">
      <style:text-properties fo:language="en" fo:country="US" fo:font-style="normal" fo:font-weight="normal" officeooo:rsid="0311f73e" style:font-style-asian="normal" style:font-weight-asian="normal" style:font-style-complex="normal" style:font-weight-complex="normal"/>
    </style:style>
    <style:style style:name="T197" style:family="text">
      <style:text-properties fo:language="en" fo:country="US" fo:font-style="normal" fo:font-weight="normal" officeooo:rsid="03132a1b" style:font-style-asian="normal" style:font-weight-asian="normal" style:font-style-complex="normal" style:font-weight-complex="normal"/>
    </style:style>
    <style:style style:name="T198" style:family="text">
      <style:text-properties fo:language="en" fo:country="US" fo:font-style="normal" fo:font-weight="normal" officeooo:rsid="031a5aa8" style:font-style-asian="normal" style:font-weight-asian="normal" style:font-style-complex="normal" style:font-weight-complex="normal"/>
    </style:style>
    <style:style style:name="T199" style:family="text">
      <style:text-properties fo:language="en" fo:country="US" fo:font-style="normal" fo:font-weight="normal" officeooo:rsid="033244a4" style:font-style-asian="normal" style:font-weight-asian="normal" style:font-style-complex="normal" style:font-weight-complex="normal"/>
    </style:style>
    <style:style style:name="T200" style:family="text">
      <style:text-properties fo:language="en" fo:country="US" fo:font-style="normal" fo:font-weight="normal" officeooo:rsid="00fb0d24" fo:background-color="#fff200" loext:char-shading-value="0" style:font-style-asian="normal" style:font-weight-asian="normal" style:font-style-complex="normal" style:font-weight-complex="normal"/>
    </style:style>
    <style:style style:name="T201" style:family="text">
      <style:text-properties fo:language="en" fo:country="US" fo:font-style="normal" fo:font-weight="normal" officeooo:rsid="033baf00" fo:background-color="#fff200" loext:char-shading-value="0" style:font-style-asian="normal" style:font-weight-asian="normal" style:font-style-complex="normal" style:font-weight-complex="normal"/>
    </style:style>
    <style:style style:name="T202" style:family="text">
      <style:text-properties fo:language="en" fo:country="US" fo:font-style="normal" fo:font-weight="bold" officeooo:rsid="02e046cf" fo:background-color="#fff200" loext:char-shading-value="0" style:font-style-asian="normal" style:font-weight-asian="bold" style:font-style-complex="normal" style:font-weight-complex="bold"/>
    </style:style>
    <style:style style:name="T203" style:family="text">
      <style:text-properties fo:language="en" fo:country="US" fo:font-style="normal" fo:font-weight="bold" officeooo:rsid="026ba5b5" fo:background-color="#fff200" loext:char-shading-value="0" style:font-style-asian="normal" style:font-weight-asian="bold" style:font-style-complex="normal" style:font-weight-complex="bold"/>
    </style:style>
    <style:style style:name="T204" style:family="text">
      <style:text-properties fo:language="en" fo:country="US" fo:font-style="normal" fo:font-weight="bold" officeooo:rsid="02ed6da8" fo:background-color="#fff200" loext:char-shading-value="0" style:font-style-asian="normal" style:font-weight-asian="bold" style:font-style-complex="normal" style:font-weight-complex="bold"/>
    </style:style>
    <style:style style:name="T205" style:family="text">
      <style:text-properties fo:language="en" fo:country="US" fo:font-style="normal" fo:font-weight="bold" officeooo:rsid="00fb0d24" fo:background-color="#fff200" loext:char-shading-value="0" style:font-style-asian="normal" style:font-weight-asian="bold" style:font-style-complex="normal" style:font-weight-complex="bold"/>
    </style:style>
    <style:style style:name="T206" style:family="text">
      <style:text-properties fo:language="en" fo:country="US" fo:font-style="normal" fo:font-weight="bold" officeooo:rsid="033baf00" fo:background-color="#fff200" loext:char-shading-value="0" style:font-style-asian="normal" style:font-weight-asian="bold" style:font-style-complex="normal" style:font-weight-complex="bold"/>
    </style:style>
    <style:style style:name="T207" style:family="text">
      <style:text-properties fo:language="en" fo:country="US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208" style:family="text">
      <style:text-properties fo:language="en" fo:country="US" fo:font-style="normal" fo:font-weight="bold" officeooo:rsid="02e24375" fo:background-color="transparent" loext:char-shading-value="0" style:font-style-asian="normal" style:font-weight-asian="bold" style:font-style-complex="normal" style:font-weight-complex="bold"/>
    </style:style>
    <style:style style:name="T209" style:family="text">
      <style:text-properties fo:language="en" fo:country="US" fo:font-style="normal" fo:font-weight="bold" officeooo:rsid="02e668d3" fo:background-color="transparent" loext:char-shading-value="0" style:font-style-asian="normal" style:font-weight-asian="bold" style:font-style-complex="normal" style:font-weight-complex="bold"/>
    </style:style>
    <style:style style:name="T210" style:family="text">
      <style:text-properties fo:language="en" fo:country="US" fo:font-style="normal" fo:font-weight="bold" officeooo:rsid="001e4eb8" fo:background-color="transparent" loext:char-shading-value="0" style:font-style-asian="normal" style:font-weight-asian="bold" style:font-style-complex="normal" style:font-weight-complex="bold"/>
    </style:style>
    <style:style style:name="T211" style:family="text">
      <style:text-properties fo:language="en" fo:country="US" fo:font-style="normal" fo:font-weight="bold" officeooo:rsid="033baf00" fo:background-color="transparent" loext:char-shading-value="0" style:font-style-asian="normal" style:font-weight-asian="bold" style:font-style-complex="normal" style:font-weight-complex="bold"/>
    </style:style>
    <style:style style:name="T212" style:family="text">
      <style:text-properties fo:language="en" fo:country="US" fo:font-style="normal" fo:font-weight="bold" officeooo:rsid="02a8b5c3" fo:background-color="transparent" loext:char-shading-value="0" style:font-style-asian="normal" style:font-weight-asian="bold" style:font-style-complex="normal" style:font-weight-complex="bold"/>
    </style:style>
    <style:style style:name="T213" style:family="text">
      <style:text-properties fo:language="en" fo:country="US" fo:font-style="normal" fo:font-weight="bold" officeooo:rsid="033ddf7b" fo:background-color="transparent" loext:char-shading-value="0" style:font-style-asian="normal" style:font-weight-asian="bold" style:font-style-complex="normal" style:font-weight-complex="bold"/>
    </style:style>
    <style:style style:name="T214" style:family="text">
      <style:text-properties fo:language="en" fo:country="US" fo:font-style="normal" fo:font-weight="bold" officeooo:rsid="033e069e" fo:background-color="transparent" loext:char-shading-value="0" style:font-style-asian="normal" style:font-weight-asian="bold" style:font-style-complex="normal" style:font-weight-complex="bold"/>
    </style:style>
    <style:style style:name="T215" style:family="text">
      <style:text-properties fo:language="en" fo:country="US" fo:font-style="normal" fo:font-weight="bold" officeooo:rsid="03279900" fo:background-color="transparent" loext:char-shading-value="0" style:font-style-asian="normal" style:font-weight-asian="bold" style:font-style-complex="normal" style:font-weight-complex="bold"/>
    </style:style>
    <style:style style:name="T216" style:family="text">
      <style:text-properties fo:language="en" fo:country="US" fo:font-style="normal" fo:font-weight="bold" officeooo:rsid="0342bcdc" fo:background-color="transparent" loext:char-shading-value="0" style:font-style-asian="normal" style:font-weight-asian="bold" style:font-style-complex="normal" style:font-weight-complex="bold"/>
    </style:style>
    <style:style style:name="T217" style:family="text">
      <style:text-properties fo:language="en" fo:country="US" fo:font-style="normal" fo:font-weight="bold" officeooo:rsid="027e31e7" fo:background-color="transparent" loext:char-shading-value="0" style:font-style-asian="normal" style:font-weight-asian="bold" style:font-style-complex="normal" style:font-weight-complex="bold"/>
    </style:style>
    <style:style style:name="T218" style:family="text">
      <style:text-properties fo:language="en" fo:country="US" fo:font-style="normal" fo:font-weight="bold" officeooo:rsid="0100f487" fo:background-color="#dddddd" loext:char-shading-value="0" style:font-style-asian="normal" style:font-weight-asian="bold" style:font-style-complex="normal" style:font-weight-complex="bold"/>
    </style:style>
    <style:style style:name="T219" style:family="text">
      <style:text-properties fo:language="en" fo:country="US" fo:font-style="normal" fo:font-weight="bold" officeooo:rsid="02f30226" fo:background-color="#dddddd" loext:char-shading-value="0" style:font-style-asian="normal" style:font-weight-asian="bold" style:font-style-complex="normal" style:font-weight-complex="bold"/>
    </style:style>
    <style:style style:name="T220" style:family="text">
      <style:text-properties fo:language="en" fo:country="US" fo:font-style="normal" fo:font-weight="bold" officeooo:rsid="02f76bd7" style:font-style-asian="normal" style:font-weight-asian="bold" style:font-style-complex="normal" style:font-weight-complex="bold"/>
    </style:style>
    <style:style style:name="T221" style:family="text">
      <style:text-properties fo:language="en" fo:country="US" fo:font-style="normal" fo:font-weight="bold" officeooo:rsid="0311f73e" style:font-style-asian="normal" style:font-weight-asian="bold" style:font-style-complex="normal" style:font-weight-complex="bold"/>
    </style:style>
    <style:style style:name="T222" style:family="text">
      <style:text-properties fo:language="en" fo:country="US" fo:font-style="normal" fo:font-weight="bold" officeooo:rsid="030c4527" style:font-style-asian="normal" style:font-weight-asian="bold" style:font-style-complex="normal" style:font-weight-complex="bold"/>
    </style:style>
    <style:style style:name="T223" style:family="text">
      <style:text-properties fo:language="en" fo:country="US" fo:font-weight="bold" officeooo:rsid="007d3450" fo:background-color="#fff200" loext:char-shading-value="0" style:font-weight-asian="bold" style:font-weight-complex="bold"/>
    </style:style>
    <style:style style:name="T224" style:family="text">
      <style:text-properties fo:language="en" fo:country="US" fo:font-weight="bold" officeooo:rsid="021c4c1c" fo:background-color="#fff200" loext:char-shading-value="0" style:font-weight-asian="bold" style:font-weight-complex="bold"/>
    </style:style>
    <style:style style:name="T225" style:family="text">
      <style:text-properties fo:language="en" fo:country="US" fo:font-weight="bold" officeooo:rsid="02dfed25" fo:background-color="#fff200" loext:char-shading-value="0" style:font-weight-asian="bold" style:font-weight-complex="bold"/>
    </style:style>
    <style:style style:name="T226" style:family="text">
      <style:text-properties fo:language="en" fo:country="US" fo:font-weight="bold" officeooo:rsid="02ed6da8" fo:background-color="#fff200" loext:char-shading-value="0" style:font-weight-asian="bold" style:font-weight-complex="bold"/>
    </style:style>
    <style:style style:name="T227" style:family="text">
      <style:text-properties fo:language="en" fo:country="US" fo:font-weight="bold" officeooo:rsid="00704232" fo:background-color="#fff200" loext:char-shading-value="0" style:font-weight-asian="bold" style:font-weight-complex="bold"/>
    </style:style>
    <style:style style:name="T228" style:family="text">
      <style:text-properties fo:language="en" fo:country="US" fo:font-weight="bold" officeooo:rsid="00fb0d24" fo:background-color="#fff200" loext:char-shading-value="0" style:font-weight-asian="bold" style:font-weight-complex="bold"/>
    </style:style>
    <style:style style:name="T229" style:family="text">
      <style:text-properties fo:language="en" fo:country="US" fo:font-weight="bold" officeooo:rsid="02f45f57" fo:background-color="#fff200" loext:char-shading-value="0" style:font-weight-asian="bold" style:font-weight-complex="bold"/>
    </style:style>
    <style:style style:name="T230" style:family="text">
      <style:text-properties fo:language="en" fo:country="US" fo:font-weight="bold" officeooo:rsid="030bac04" fo:background-color="#fff200" loext:char-shading-value="0" style:font-weight-asian="bold" style:font-weight-complex="bold"/>
    </style:style>
    <style:style style:name="T231" style:family="text">
      <style:text-properties fo:language="en" fo:country="US" fo:font-weight="bold" officeooo:rsid="0100f487" fo:background-color="#dddddd" loext:char-shading-value="0" style:font-weight-asian="bold" style:font-weight-complex="bold"/>
    </style:style>
    <style:style style:name="T232" style:family="text">
      <style:text-properties fo:language="en" fo:country="US" fo:font-weight="bold" officeooo:rsid="02dfed25" fo:background-color="#dddddd" loext:char-shading-value="0" style:font-weight-asian="bold" style:font-weight-complex="bold"/>
    </style:style>
    <style:style style:name="T233" style:family="text">
      <style:text-properties fo:language="en" fo:country="US" fo:font-weight="bold" officeooo:rsid="02e1a383" fo:background-color="#dddddd" loext:char-shading-value="0" style:font-weight-asian="bold" style:font-weight-complex="bold"/>
    </style:style>
    <style:style style:name="T234" style:family="text">
      <style:text-properties fo:language="en" fo:country="US" fo:font-weight="bold" fo:background-color="transparent" loext:char-shading-value="0" style:font-weight-asian="bold" style:font-weight-complex="bold"/>
    </style:style>
    <style:style style:name="T235" style:family="text">
      <style:text-properties fo:language="en" fo:country="US" fo:font-weight="bold" officeooo:rsid="02c5da8e" fo:background-color="transparent" loext:char-shading-value="0" style:font-weight-asian="bold" style:font-weight-complex="bold"/>
    </style:style>
    <style:style style:name="T236" style:family="text">
      <style:text-properties fo:language="en" fo:country="US" fo:font-weight="bold" officeooo:rsid="028a8df8" fo:background-color="transparent" loext:char-shading-value="0" style:font-weight-asian="bold" style:font-weight-complex="bold"/>
    </style:style>
    <style:style style:name="T237" style:family="text">
      <style:text-properties fo:language="en" fo:country="US" fo:font-weight="bold" officeooo:rsid="028af2ba" fo:background-color="transparent" loext:char-shading-value="0" style:font-weight-asian="bold" style:font-weight-complex="bold"/>
    </style:style>
    <style:style style:name="T238" style:family="text">
      <style:text-properties fo:language="en" fo:country="US" fo:font-weight="bold" officeooo:rsid="021c4c1c" fo:background-color="transparent" loext:char-shading-value="0" style:font-weight-asian="bold" style:font-weight-complex="bold"/>
    </style:style>
    <style:style style:name="T239" style:family="text">
      <style:text-properties fo:language="en" fo:country="US" fo:font-weight="bold" officeooo:rsid="007d3450" fo:background-color="transparent" loext:char-shading-value="0" style:font-weight-asian="bold" style:font-weight-complex="bold"/>
    </style:style>
    <style:style style:name="T240" style:family="text">
      <style:text-properties fo:language="en" fo:country="US" fo:font-weight="bold" officeooo:rsid="02dfed25" fo:background-color="transparent" loext:char-shading-value="0" style:font-weight-asian="bold" style:font-weight-complex="bold"/>
    </style:style>
    <style:style style:name="T241" style:family="text">
      <style:text-properties fo:language="en" fo:country="US" fo:font-weight="bold" officeooo:rsid="02e24375" fo:background-color="transparent" loext:char-shading-value="0" style:font-weight-asian="bold" style:font-weight-complex="bold"/>
    </style:style>
    <style:style style:name="T242" style:family="text">
      <style:text-properties fo:language="en" fo:country="US" fo:font-weight="bold" officeooo:rsid="02e31d26" fo:background-color="transparent" loext:char-shading-value="0" style:font-weight-asian="bold" style:font-weight-complex="bold"/>
    </style:style>
    <style:style style:name="T243" style:family="text">
      <style:text-properties fo:language="en" fo:country="US" fo:font-weight="bold" officeooo:rsid="02e83e63" fo:background-color="transparent" loext:char-shading-value="0" style:font-weight-asian="bold" style:font-weight-complex="bold"/>
    </style:style>
    <style:style style:name="T244" style:family="text">
      <style:text-properties fo:language="en" fo:country="US" fo:font-weight="bold" officeooo:rsid="02ebecf5" fo:background-color="transparent" loext:char-shading-value="0" style:font-weight-asian="bold" style:font-weight-complex="bold"/>
    </style:style>
    <style:style style:name="T245" style:family="text">
      <style:text-properties fo:language="en" fo:country="US" fo:font-weight="bold" officeooo:rsid="02f40692" fo:background-color="transparent" loext:char-shading-value="0" style:font-weight-asian="bold" style:font-weight-complex="bold"/>
    </style:style>
    <style:style style:name="T246" style:family="text">
      <style:text-properties fo:language="en" fo:country="US" fo:font-weight="bold" officeooo:rsid="02f53655" fo:background-color="transparent" loext:char-shading-value="0" style:font-weight-asian="bold" style:font-weight-complex="bold"/>
    </style:style>
    <style:style style:name="T247" style:family="text">
      <style:text-properties fo:language="en" fo:country="US" fo:font-weight="bold" officeooo:rsid="027e31e7" fo:background-color="transparent" loext:char-shading-value="0" style:font-weight-asian="bold" style:font-weight-complex="bold"/>
    </style:style>
    <style:style style:name="T248" style:family="text">
      <style:text-properties fo:language="en" fo:country="US" fo:font-weight="bold" officeooo:rsid="02f5e494" fo:background-color="transparent" loext:char-shading-value="0" style:font-weight-asian="bold" style:font-weight-complex="bold"/>
    </style:style>
    <style:style style:name="T249" style:family="text">
      <style:text-properties fo:language="en" fo:country="US" fo:font-weight="bold" officeooo:rsid="03177bb6" fo:background-color="transparent" loext:char-shading-value="0" style:font-weight-asian="bold" style:font-weight-complex="bold"/>
    </style:style>
    <style:style style:name="T250" style:family="text">
      <style:text-properties fo:language="en" fo:country="US" fo:font-weight="bold" officeooo:rsid="0319140c" fo:background-color="transparent" loext:char-shading-value="0" style:font-weight-asian="bold" style:font-weight-complex="bold"/>
    </style:style>
    <style:style style:name="T251" style:family="text">
      <style:text-properties fo:language="en" fo:country="US" fo:font-weight="bold" officeooo:rsid="0321ba65" fo:background-color="transparent" loext:char-shading-value="0" style:font-weight-asian="bold" style:font-weight-complex="bold"/>
    </style:style>
    <style:style style:name="T252" style:family="text">
      <style:text-properties fo:language="en" fo:country="US" fo:font-weight="bold" officeooo:rsid="0324755f" fo:background-color="transparent" loext:char-shading-value="0" style:font-weight-asian="bold" style:font-weight-complex="bold"/>
    </style:style>
    <style:style style:name="T253" style:family="text">
      <style:text-properties fo:language="en" fo:country="US" fo:font-weight="bold" officeooo:rsid="03279900" fo:background-color="transparent" loext:char-shading-value="0" style:font-weight-asian="bold" style:font-weight-complex="bold"/>
    </style:style>
    <style:style style:name="T254" style:family="text">
      <style:text-properties fo:language="en" fo:country="US" fo:font-weight="bold" officeooo:rsid="0331298b" fo:background-color="transparent" loext:char-shading-value="0" style:font-weight-asian="bold" style:font-weight-complex="bold"/>
    </style:style>
    <style:style style:name="T255" style:family="text">
      <style:text-properties fo:language="en" fo:country="US" fo:font-weight="bold" officeooo:rsid="02f5cbe0" fo:background-color="transparent" loext:char-shading-value="0" style:font-weight-asian="bold" style:font-weight-complex="bold"/>
    </style:style>
    <style:style style:name="T256" style:family="text">
      <style:text-properties fo:language="en" fo:country="US" fo:font-weight="bold" officeooo:rsid="0334a16e" fo:background-color="transparent" loext:char-shading-value="0" style:font-weight-asian="bold" style:font-weight-complex="bold"/>
    </style:style>
    <style:style style:name="T257" style:family="text">
      <style:text-properties fo:language="en" fo:country="US" fo:font-weight="bold" officeooo:rsid="0337eba0" fo:background-color="transparent" loext:char-shading-value="0" style:font-weight-asian="bold" style:font-weight-complex="bold"/>
    </style:style>
    <style:style style:name="T258" style:family="text">
      <style:text-properties fo:language="en" fo:country="US" fo:font-weight="bold" officeooo:rsid="0342bcdc" fo:background-color="transparent" loext:char-shading-value="0" style:font-weight-asian="bold" style:font-weight-complex="bold"/>
    </style:style>
    <style:style style:name="T259" style:family="text">
      <style:text-properties fo:language="en" fo:country="US" fo:font-weight="bold" officeooo:rsid="0351abe9" fo:background-color="transparent" loext:char-shading-value="0" style:font-weight-asian="bold" style:font-weight-complex="bold"/>
    </style:style>
    <style:style style:name="T260" style:family="text">
      <style:text-properties fo:language="en" fo:country="US" fo:font-weight="bold" officeooo:rsid="03600947" fo:background-color="transparent" loext:char-shading-value="0" style:font-weight-asian="bold" style:font-weight-complex="bold"/>
    </style:style>
    <style:style style:name="T261" style:family="text">
      <style:text-properties fo:language="en" fo:country="US" fo:font-weight="bold" style:font-weight-asian="bold" style:font-weight-complex="bold"/>
    </style:style>
    <style:style style:name="T262" style:family="text">
      <style:text-properties fo:language="en" fo:country="US" fo:font-weight="bold" officeooo:rsid="00704232" style:font-weight-asian="bold" style:font-weight-complex="bold"/>
    </style:style>
    <style:style style:name="T263" style:family="text">
      <style:text-properties fo:language="en" fo:country="US" fo:font-weight="bold" officeooo:rsid="02f76bd7" style:font-weight-asian="bold" style:font-weight-complex="bold"/>
    </style:style>
    <style:style style:name="T264" style:family="text">
      <style:text-properties fo:language="en" fo:country="US" fo:font-weight="bold" officeooo:rsid="02fc38ca" style:font-weight-asian="bold" style:font-weight-complex="bold"/>
    </style:style>
    <style:style style:name="T265" style:family="text">
      <style:text-properties fo:language="en" fo:country="US" fo:font-weight="bold" officeooo:rsid="001e4eb8" style:font-weight-asian="bold" style:font-weight-complex="bold"/>
    </style:style>
    <style:style style:name="T266" style:family="text">
      <style:text-properties fo:language="en" fo:country="US" fo:font-weight="bold" officeooo:rsid="03091802" style:font-weight-asian="bold" style:font-weight-complex="bold"/>
    </style:style>
    <style:style style:name="T267" style:family="text">
      <style:text-properties fo:language="en" fo:country="US" fo:font-weight="bold" officeooo:rsid="0100f487" style:font-weight-asian="bold" style:font-weight-complex="bold"/>
    </style:style>
    <style:style style:name="T268" style:family="text">
      <style:text-properties fo:language="en" fo:country="US" officeooo:rsid="00bb70dd"/>
    </style:style>
    <style:style style:name="T269" style:family="text">
      <style:text-properties fo:language="en" fo:country="US" officeooo:rsid="00704232"/>
    </style:style>
    <style:style style:name="T270" style:family="text">
      <style:text-properties fo:color="#999999" loext:opacity="100%" fo:font-weight="bold" officeooo:rsid="001e4eb8" style:font-weight-asian="bold" style:font-weight-complex="bold"/>
    </style:style>
    <style:style style:name="T271" style:family="text">
      <style:text-properties fo:color="#999999" loext:opacity="100%" fo:font-weight="bold" officeooo:rsid="00373dfb" style:font-weight-asian="bold" style:font-weight-complex="bold"/>
    </style:style>
    <style:style style:name="T272" style:family="text">
      <style:text-properties fo:color="#999999" loext:opacity="100%" fo:font-weight="bold" officeooo:rsid="01ebd016" style:font-weight-asian="bold" style:font-weight-complex="bold"/>
    </style:style>
    <style:style style:name="T273" style:family="text">
      <style:text-properties fo:color="#999999" loext:opacity="100%" fo:font-weight="bold" officeooo:rsid="014f0a12" style:font-weight-asian="bold" style:font-weight-complex="bold"/>
    </style:style>
    <style:style style:name="T274" style:family="text">
      <style:text-properties fo:color="#999999" loext:opacity="100%" fo:font-weight="bold" officeooo:rsid="01143e5a" style:font-weight-asian="bold" style:font-weight-complex="bold"/>
    </style:style>
    <style:style style:name="T275" style:family="text">
      <style:text-properties fo:color="#999999" loext:opacity="100%" fo:font-weight="bold" officeooo:rsid="01087ab0" style:font-weight-asian="bold" style:font-weight-complex="bold"/>
    </style:style>
    <style:style style:name="T276" style:family="text">
      <style:text-properties fo:color="#999999" loext:opacity="100%" fo:font-weight="bold" officeooo:rsid="001e4eb8" fo:background-color="#ffffff" loext:char-shading-value="0" style:font-weight-asian="bold" style:font-weight-complex="bold"/>
    </style:style>
    <style:style style:name="T277" style:family="text">
      <style:text-properties fo:color="#999999" loext:opacity="100%" fo:font-weight="bold" officeooo:rsid="00373dfb" fo:background-color="#ffffff" loext:char-shading-value="0" style:font-weight-asian="bold" style:font-weight-complex="bold"/>
    </style:style>
    <style:style style:name="T278" style:family="text">
      <style:text-properties fo:color="#999999" loext:opacity="100%" fo:font-weight="bold" officeooo:rsid="02197992" fo:background-color="#ffffff" loext:char-shading-value="0" style:font-weight-asian="bold" style:font-weight-complex="bold"/>
    </style:style>
    <style:style style:name="T279" style:family="text">
      <style:text-properties fo:color="#999999" loext:opacity="100%" fo:font-weight="bold" officeooo:rsid="014f0a12" fo:background-color="#ffffff" loext:char-shading-value="0" style:font-weight-asian="bold" style:font-weight-complex="bold"/>
    </style:style>
    <style:style style:name="T280" style:family="text">
      <style:text-properties fo:color="#999999" loext:opacity="100%" fo:language="en" fo:country="US" fo:font-weight="normal" officeooo:rsid="02e3e79e" fo:background-color="transparent" loext:char-shading-value="0" style:font-weight-asian="normal" style:font-weight-complex="normal"/>
    </style:style>
    <style:style style:name="T281" style:family="text">
      <style:text-properties fo:color="#999999" loext:opacity="100%" fo:language="en" fo:country="US" fo:font-weight="normal" officeooo:rsid="028af2ba" fo:background-color="transparent" loext:char-shading-value="0" style:font-weight-asian="normal" style:font-weight-complex="normal"/>
    </style:style>
    <style:style style:name="T282" style:family="text">
      <style:text-properties fo:color="#999999" loext:opacity="100%" fo:language="en" fo:country="US" fo:font-weight="normal" officeooo:rsid="02e43d4c" fo:background-color="transparent" loext:char-shading-value="0" style:font-weight-asian="normal" style:font-weight-complex="normal"/>
    </style:style>
    <style:style style:name="T283" style:family="text">
      <style:text-properties fo:color="#999999" loext:opacity="100%" fo:language="en" fo:country="US" fo:font-style="italic" fo:font-weight="bold" officeooo:rsid="02fc38ca" style:font-style-asian="italic" style:font-weight-asian="bold" style:font-style-complex="italic" style:font-weight-complex="bold"/>
    </style:style>
    <style:style style:name="T284" style:family="text">
      <style:text-properties officeooo:rsid="0033d7b7"/>
    </style:style>
    <style:style style:name="T285" style:family="text">
      <style:text-properties officeooo:rsid="021c4c1c"/>
    </style:style>
    <style:style style:name="T286" style:family="text">
      <style:text-properties officeooo:rsid="028a8df8"/>
    </style:style>
    <style:style style:name="T287" style:family="text">
      <style:text-properties officeooo:rsid="028af2ba"/>
    </style:style>
    <style:style style:name="T288" style:family="text">
      <style:text-properties officeooo:rsid="029ae3bf"/>
    </style:style>
    <style:style style:name="T289" style:family="text">
      <style:text-properties officeooo:rsid="00136227"/>
    </style:style>
    <style:style style:name="T290" style:family="text">
      <style:text-properties officeooo:rsid="0032ee51"/>
    </style:style>
    <style:style style:name="T291" style:family="text">
      <style:text-properties officeooo:rsid="02c5da8e"/>
    </style:style>
    <style:style style:name="T292" style:family="text">
      <style:text-properties fo:color="#b2b2b2" loext:opacity="100%" fo:font-size="4pt" fo:language="en" fo:country="US" fo:font-style="italic" fo:font-weight="bold" officeooo:rsid="029ae3bf" fo:background-color="transparent" loext:char-shading-value="0" style:font-size-asian="4pt" style:font-style-asian="italic" style:font-weight-asian="bold" style:font-size-complex="4pt" style:font-style-complex="italic" style:font-weight-complex="bold"/>
    </style:style>
    <style:style style:name="T293" style:family="text">
      <style:text-properties officeooo:rsid="02e31d26"/>
    </style:style>
    <style:style style:name="T294" style:family="text">
      <style:text-properties officeooo:rsid="02e3e79e"/>
    </style:style>
    <style:style style:name="T295" style:family="text">
      <style:text-properties officeooo:rsid="02e668d3"/>
    </style:style>
    <style:style style:name="T296" style:family="text">
      <style:text-properties officeooo:rsid="02eb4337"/>
    </style:style>
    <style:style style:name="T297" style:family="text">
      <style:text-properties officeooo:rsid="02f76bd7"/>
    </style:style>
    <style:style style:name="T298" style:family="text">
      <style:text-properties officeooo:rsid="030222e6"/>
    </style:style>
    <style:style style:name="T299" style:family="text">
      <style:text-properties officeooo:rsid="03027c9c"/>
    </style:style>
    <style:style style:name="T300" style:family="text">
      <style:text-properties officeooo:rsid="0302ffc7"/>
    </style:style>
    <style:style style:name="T301" style:family="text">
      <style:text-properties officeooo:rsid="001e4eb8"/>
    </style:style>
    <style:style style:name="T302" style:family="text">
      <style:text-properties officeooo:rsid="030c4527"/>
    </style:style>
    <style:style style:name="T303" style:family="text">
      <style:text-properties officeooo:rsid="0311f73e"/>
    </style:style>
    <style:style style:name="T304" style:family="text">
      <style:text-properties officeooo:rsid="03132a1b"/>
    </style:style>
    <style:style style:name="T305" style:family="text">
      <style:text-properties officeooo:rsid="032015ee"/>
    </style:style>
    <style:style style:name="T306" style:family="text">
      <style:text-properties officeooo:rsid="0326d604"/>
    </style:style>
    <style:style style:name="T307" style:family="text">
      <style:text-properties officeooo:rsid="033244a4"/>
    </style:style>
    <style:style style:name="T308" style:family="text">
      <style:text-properties officeooo:rsid="033a1f5b"/>
    </style:style>
    <style:style style:name="T309" style:family="text">
      <style:text-properties officeooo:rsid="0324755f" fo:background-color="#dddddd" loext:char-shading-value="0"/>
    </style:style>
    <style:style style:name="T310" style:family="text">
      <style:text-properties officeooo:rsid="02a8b5c3"/>
    </style:style>
    <style:style style:name="T311" style:family="text">
      <style:text-properties officeooo:rsid="033e2a1e"/>
    </style:style>
    <style:style style:name="T312" style:family="text">
      <style:text-properties officeooo:rsid="03466b97"/>
    </style:style>
    <style:style style:name="T313" style:family="text">
      <style:text-properties officeooo:rsid="03473ee4"/>
    </style:style>
    <style:style style:name="T314" style:family="text">
      <style:text-properties fo:color="#cccccc" loext:opacity="100%" fo:font-weight="bold" style:font-weight-asian="bold" style:font-weight-complex="bold"/>
    </style:style>
    <style:style style:name="T315" style:family="text">
      <style:text-properties officeooo:rsid="03530320"/>
    </style:style>
    <style:style style:name="T316" style:family="text">
      <style:text-properties officeooo:rsid="035453e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7"><text:s text:c="2"/>### <text:span text:style-name="T1">Intro</text:span> ###</text:p>
      <text:p text:style-name="P107"/>
      <text:p text:style-name="P96"><text:span text:style-name="T289">Here are some </text:span><text:span text:style-name="T2">Java </text:span><text:span text:style-name="T3">IDE</text:span><text:span text:style-name="T12"> </text:span><text:span text:style-name="T13">improvements</text:span><text:span text:style-name="T22">,</text:span></text:p>
      <text:p text:style-name="P96"><text:span text:style-name="T24">including</text:span><text:span text:style-name="T13"> Git, </text:span><text:span text:style-name="T14">Web</text:span><text:span text:style-name="T13"> and general improvements, </text:span><text:span text:style-name="T290">of </text:span><text:span text:style-name="T23">Eclipse </text:span><text:span text:style-name="T4">202</text:span><text:span text:style-name="T5">1</text:span><text:span text:style-name="T4">-</text:span><text:span text:style-name="T5">03</text:span><text:span text:style-name="T23">,</text:span></text:p>
      <text:p text:style-name="P112"><text:span text:style-name="T97">improvements </text:span><text:span text:style-name="T96">that have been added </text:span><text:span text:style-name="T231">since the last release in </text:span><text:span text:style-name="T232">December 2020</text:span><text:span text:style-name="T231"> </text:span><text:span text:style-name="T96">three months </text:span><text:span text:style-name="T98">ago</text:span><text:span text:style-name="T99">.</text:span></text:p>
      <text:p text:style-name="P6"/>
      <text:p text:style-name="P2"/>
      <text:p text:style-name="P97"><text:span text:style-name="T270">### </text:span><text:span text:style-name="T271">J</text:span><text:span text:style-name="T272">ava</text:span><text:span text:style-name="T273"> </text:span><text:span text:style-name="T270">###</text:span></text:p>
      <text:p text:style-name="P104"/>
      <text:p text:style-name="P111"><text:span text:style-name="T223">Java 1</text:span><text:span text:style-name="T225">6</text:span><text:span text:style-name="T223"> support</text:span><text:span text:style-name="T57"> i</text:span><text:span text:style-name="T52">s</text:span><text:span text:style-name="T57"> </text:span><text:span text:style-name="T223">not yet</text:span><text:span text:style-name="T57"> </text:span><text:span text:style-name="T259">built-in</text:span><text:span text:style-name="T57">,</text:span></text:p>
      <text:p text:style-name="P8">due to the <text:span text:style-name="T8">Java 16</text:span> release date being only <text:span text:style-name="T8">one day before</text:span> the release of Eclipse.</text:p>
      <text:p text:style-name="P111"><text:span text:style-name="T52">B</text:span><text:span text:style-name="T53">ut you can </text:span><text:span text:style-name="T238">install</text:span><text:span text:style-name="T53"> the</text:span><text:span text:style-name="T57"> </text:span><text:span text:style-name="T239">current preview </text:span><text:span text:style-name="T57">of the</text:span><text:span text:style-name="T239"> Java 1</text:span><text:span text:style-name="T240">6</text:span><text:span text:style-name="T239"> support</text:span><text:span text:style-name="T57"> </text:span><text:span text:style-name="T223">via </text:span><text:span text:style-name="T224">the</text:span><text:span text:style-name="T223"> Eclipse Marketplace</text:span><text:span text:style-name="T57">.</text:span></text:p>
      <text:p text:style-name="P12"/>
      <text:p text:style-name="P9">Let's have a look at the <text:span text:style-name="T8">improvements</text:span> that have been <text:span text:style-name="T8">built in</text:span>.</text:p>
      <text:p text:style-name="P12"/>
      <text:p text:style-name="P113"><text:span text:style-name="T59">There </text:span><text:span text:style-name="T58">are </text:span><text:span text:style-name="T202">16</text:span><text:span text:style-name="T203"> new cleanup functions</text:span><text:span text:style-name="T58">.</text:span></text:p>
      <text:p text:style-name="P114"><text:span text:style-name="T100">They </text:span><text:span text:style-name="T102">can </text:span><text:span text:style-name="T100">improve </text:span><text:span text:style-name="T231">readability</text:span><text:span text:style-name="T100">,</text:span></text:p>
      <text:p text:style-name="P114"><text:span text:style-name="T100">for example by using </text:span><text:span text:style-name="T233">new language features</text:span><text:span text:style-name="T100"> or </text:span><text:span text:style-name="T101">by</text:span><text:span text:style-name="T100"> </text:span><text:span text:style-name="T233">removing unnecessary</text:span><text:span text:style-name="T100"> code,</text:span></text:p>
      <text:p text:style-name="P114"><text:span text:style-name="T100">and </text:span><text:span text:style-name="T101">they can</text:span><text:span text:style-name="T100"> improve </text:span><text:span text:style-name="T233">performance</text:span><text:span text:style-name="T100">.</text:span></text:p>
      <text:p text:style-name="P176"><text:span text:style-name="T116">You can </text:span><text:span text:style-name="T267">apply</text:span><text:span text:style-name="T116"> a </text:span><text:span text:style-name="T267">set of cleanup</text:span><text:span text:style-name="T116"> functions to a single </text:span><text:span text:style-name="T267">file</text:span><text:span text:style-name="T116">,</text:span><text:span text:style-name="T117"> […]</text:span></text:p>
      <text:p text:style-name="P176"><text:span text:style-name="T118">to </text:span><text:span text:style-name="T116">one or more </text:span><text:span text:style-name="T267">packages</text:span><text:span text:style-name="T117"> […]</text:span><text:span text:style-name="T116"> or </text:span><text:span text:style-name="T118">even to </text:span><text:span text:style-name="T116">multiple </text:span><text:span text:style-name="T267">projects</text:span><text:span text:style-name="T116"> in </text:span><text:span text:style-name="T267">one go</text:span><text:span text:style-name="T116">.</text:span></text:p>
      <text:p text:style-name="P102"><text:span text:style-name="T24">Or you can use them </text:span><text:span text:style-name="T20">as safe actions</text:span><text:span text:style-name="T24"> to </text:span><text:span text:style-name="T20">prevent</text:span><text:span text:style-name="T24"> </text:span><text:span text:style-name="T25">your</text:span><text:span text:style-name="T24"> code from </text:span><text:span text:style-name="T20">eroding</text:span><text:span text:style-name="T24">.</text:span></text:p>
      <text:p text:style-name="P15"/>
      <text:p text:style-name="P10">Let’s go quickly through the list of the 16 new clean-up functions.</text:p>
      <text:p text:style-name="P10">There are</text:p>
      <text:p text:style-name="P166"><text:span text:style-name="T54">- </text:span><text:span text:style-name="T241">3</text:span><text:span text:style-name="T54"> functions </text:span><text:span text:style-name="T60">to </text:span><text:span text:style-name="T241">use new language</text:span><text:span text:style-name="T60"> </text:span><text:span text:style-name="T63">and system library</text:span><text:span text:style-name="T241"> features</text:span></text:p>
      <text:p text:style-name="P121"><text:span text:style-name="T60"><text:s/></text:span><text:span text:style-name="T63"><text:s/></text:span><text:span text:style-name="T60">in the </text:span><text:span text:style-name="T241">new</text:span><text:span text:style-name="T60"> </text:span><text:span text:style-name="T121">Java Feature</text:span><text:span text:style-name="T171"> </text:span><text:span text:style-name="T172">tab</text:span><text:span text:style-name="T54">, […]</text:span></text:p>
      <text:p text:style-name="P115"><text:span text:style-name="T54">- </text:span><text:span text:style-name="T242">2</text:span><text:span text:style-name="T61"> functions in the </text:span><text:span text:style-name="T242">new</text:span><text:span text:style-name="T61"> </text:span><text:span text:style-name="T122">Source Fixing</text:span><text:span text:style-name="T61"> tab</text:span></text:p>
      <text:p text:style-name="P115"><text:span text:style-name="T54"><text:s text:c="2"/></text:span><text:span text:style-name="T96">use them with care, they </text:span><text:span text:style-name="T231">might alter the behavior</text:span><text:span text:style-name="T96"> of your code!</text:span><text:span text:style-name="T54"> […]</text:span></text:p>
      <text:p text:style-name="P115"><text:span text:style-name="T54">- </text:span><text:span text:style-name="T242">2</text:span><text:span text:style-name="T54"> new </text:span><text:span text:style-name="T121">Code Style</text:span><text:span text:style-name="T53"> </text:span><text:span text:style-name="T54">functions, […]</text:span></text:p>
      <text:p text:style-name="P17">- <text:span text:style-name="T8">1</text:span> <text:span text:style-name="T295">function </text:span>to remove <text:span text:style-name="T15">d</text:span><text:span text:style-name="T8">uplicate code</text:span> […]</text:p>
      <text:p text:style-name="P18">- <text:span text:style-name="T293">and </text:span><text:span text:style-name="T15">3</text:span><text:span text:style-name="T293"> </text:span><text:span text:style-name="T295">functions </text:span>to remove <text:span text:style-name="T8">unnecessary code</text:span> […]</text:p>
      <text:p text:style-name="P113"><text:span text:style-name="T54">- </text:span><text:span text:style-name="T96">and last but not least</text:span><text:span text:style-name="T62"><text:line-break/> <text:s/></text:span><text:span text:style-name="T235">5</text:span><text:span text:style-name="T54"> </text:span><text:span text:style-name="T55">new </text:span><text:span text:style-name="T54">functions to </text:span><text:span text:style-name="T236">optimize</text:span><text:span text:style-name="T54"> your code </text:span><text:span text:style-name="T62">for better performance.</text:span></text:p>
      <text:p text:style-name="P14"/>
      <text:p text:style-name="P110"><text:span text:style-name="T294">###</text:span>[fast spoken start, <text:span text:style-name="T288">at least the list items</text:span>]<text:span text:style-name="T294">###</text:span></text:p>
      <text:p text:style-name="P117"><text:span text:style-name="T175">The </text:span><text:span text:style-name="T208">3</text:span><text:span text:style-name="T173"> functions </text:span><text:span text:style-name="T170">i</text:span><text:span text:style-name="T51">n the new </text:span><text:span text:style-name="T121">Java Feature</text:span><text:span text:style-name="T171"> </text:span><text:span text:style-name="T172">tab</text:span></text:p>
      <text:p text:style-name="P87">that brings together cleanups to make use of <text:span text:style-name="T8">new</text:span> Java <text:span text:style-name="T8">language features</text:span></text:p>
      <text:p text:style-name="P120"><text:span text:style-name="T153">and new stuff provided by the </text:span><text:span text:style-name="T218">system library</text:span><text:span text:style-name="T153"> </text:span><text:span text:style-name="T169">are:</text:span></text:p>
      <text:p text:style-name="P119"><text:span text:style-name="T173">- </text:span><text:span text:style-name="T123">Pattern matching for instance</text:span><text:span text:style-name="T292">_</text:span><text:span text:style-name="T123">of </text:span><text:span text:style-name="T124">requiring</text:span></text:p>
      <text:p text:style-name="P119"><text:span text:style-name="T124"><text:s text:c="2"/></text:span><text:span text:style-name="T153">which requires Java 15 with preview features enabled,</text:span></text:p>
      <text:p text:style-name="P120"><text:span text:style-name="T173">- </text:span><text:span text:style-name="T123">Use Comparator.comparing()</text:span><text:span text:style-name="T173"> </text:span><text:span text:style-name="T153">that can be used with Java 8 or higher</text:span><text:span text:style-name="T191"> and</text:span></text:p>
      <text:p text:style-name="P120"><text:span text:style-name="T174">- </text:span><text:span text:style-name="T124">Use Multi-catch </text:span><text:span text:style-name="T153">for Java 7 or higher</text:span></text:p>
      <text:p text:style-name="P60"/>
      <text:p text:style-name="P118"><text:span text:style-name="T175">The </text:span><text:span text:style-name="T209">2</text:span><text:span text:style-name="T173"> functions </text:span><text:span text:style-name="T170">i</text:span><text:span text:style-name="T51">n the new </text:span><text:span text:style-name="T121">Source Fixing</text:span><text:span text:style-name="T171"> </text:span><text:span text:style-name="T172">tab</text:span></text:p>
      <text:p text:style-name="P121"><text:span text:style-name="T153">that might alter the behavior of your code</text:span><text:span text:style-name="T174"> </text:span><text:span text:style-name="T175">are</text:span><text:span text:style-name="T172">:</text:span></text:p>
      <text:p text:style-name="P121"><text:span text:style-name="T173">- </text:span><text:span text:style-name="T125">Avoid Object.equals() or String.equalsIgnoreCase() on null objects</text:span></text:p>
      <text:p text:style-name="P122"><text:span text:style-name="T175"><text:s text:c="2"/></text:span><text:span text:style-name="T153">by swapping what is compared with what,</text:span></text:p>
      <text:p text:style-name="P122"><text:span text:style-name="T175"><text:s text:c="2"/></text:span><text:span text:style-name="T153">so t</text:span><text:span text:style-name="T167">hat t</text:span><text:span text:style-name="T153">he compare method is called on the object that cannot be null</text:span></text:p>
      <text:p text:style-name="P121"><text:span text:style-name="T173">- </text:span><text:span text:style-name="T125">Compare to zero</text:span><text:span text:style-name="T175"> </text:span><text:span text:style-name="T153">instead of to 1 or </text:span><text:span text:style-name="T154">to </text:span><text:span text:style-name="T153">-1, which is a common mistake</text:span></text:p>
      <text:p text:style-name="P61"/>
      <text:p text:style-name="P116"><text:span text:style-name="T54">The </text:span><text:span text:style-name="T243">2</text:span><text:span text:style-name="T54"> new </text:span><text:span text:style-name="T121">Code Style</text:span><text:span text:style-name="T53"> </text:span><text:span text:style-name="T54">functions are:</text:span></text:p>
      <text:p text:style-name="P116"><text:span text:style-name="T54">- </text:span><text:span text:style-name="T123">Reduce indentation when possible</text:span></text:p>
      <text:p text:style-name="P167"><text:span text:style-name="T54"><text:s text:c="2"/></text:span><text:span text:style-name="T153">by, </text:span><text:span text:style-name="T164">i</text:span><text:span text:style-name="T155">n case</text:span><text:span text:style-name="T153"> the </text:span><text:span text:style-name="T144">if</text:span><text:span text:style-name="T153"> branch contains a </text:span><text:span text:style-name="T144">return</text:span><text:span text:style-name="T153">, </text:span><text:span text:style-name="T144">continue</text:span><text:span text:style-name="T153">, or </text:span><text:span text:style-name="T144">break,</text:span></text:p>
      <text:p text:style-name="P167"><text:span text:style-name="T54"><text:s text:c="2"/></text:span><text:span text:style-name="T153">pulling up what is contained in the </text:span><text:span text:style-name="T144">else</text:span><text:span text:style-name="T153"> branch;</text:span></text:p>
      <text:p text:style-name="P123"><text:span text:style-name="T54"><text:s text:c="2"/></text:span><text:span text:style-name="T153">if needed, </text:span><text:span text:style-name="T155">the </text:span><text:span text:style-name="T145">if</text:span><text:span text:style-name="T155"> and </text:span><text:span text:style-name="T145">else</text:span><text:span text:style-name="T155"> branches will be swapped by negating the </text:span><text:span text:style-name="T144">if</text:span><text:span text:style-name="T153"> condition,</text:span></text:p>
      <text:p text:style-name="P123"><text:span text:style-name="T173"><text:s text:c="2"/></text:span><text:span text:style-name="T153">so that </text:span><text:span text:style-name="T155">the cleanup can be </text:span><text:span text:style-name="T153">applied</text:span></text:p>
      <text:p text:style-name="P116"><text:span text:style-name="T54">- </text:span><text:span text:style-name="T123">Extract increment/decrement from statement</text:span></text:p>
      <text:p text:style-name="P116"><text:span text:style-name="T54"><text:s text:c="2"/></text:span><text:span text:style-name="T153">because that’s easier to read, </text:span><text:span text:style-name="T164">isn’t it?</text:span></text:p>
      <text:p text:style-name="P20"/>
      <text:p text:style-name="P16">The new function<text:span text:style-name="T291"> in the </text:span><text:span text:style-name="T11">duplicate code</text:span><text:span text:style-name="T285"> </text:span><text:span text:style-name="T291">tab </text:span><text:span text:style-name="T296">is</text:span><text:span text:style-name="T287">:</text:span></text:p>
      <text:p text:style-name="P101"><text:span text:style-name="T26">- </text:span><text:span text:style-name="T32">Pull down common code from if/else statement</text:span></text:p>
      <text:p text:style-name="P124"><text:span text:style-name="T53"><text:s text:c="2"/></text:span><text:span text:style-name="T153">which will </text:span><text:span text:style-name="T167">be </text:span><text:span text:style-name="T153">applied </text:span><text:span text:style-name="T218">even</text:span><text:span text:style-name="T153"> here,<text:line-break/></text:span><text:span text:style-name="T171"> <text:s/></text:span><text:span text:style-name="T153">because the incrementing of </text:span><text:span text:style-name="T119">i</text:span><text:span text:style-name="T153"> was detected to be the same – </text:span><text:span text:style-name="T156">that’s cool, isn’t it?</text:span></text:p>
      <text:p text:style-name="P26"/>
      <text:p text:style-name="P113"><text:span text:style-name="T54">The </text:span><text:span text:style-name="T244">3</text:span><text:span text:style-name="T54"> new function</text:span><text:span text:style-name="T64">s</text:span><text:span text:style-name="T54"> to remove </text:span><text:span text:style-name="T237">u</text:span><text:span text:style-name="T236">nnecessary</text:span><text:span text:style-name="T238"> code</text:span><text:span text:style-name="T53"> </text:span><text:span text:style-name="T56">are:</text:span></text:p>
      <text:p text:style-name="P21"><text:span text:style-name="T286">- </text:span><text:span text:style-name="T27">Redundant String.substring() parameter</text:span></text:p>
      <text:p text:style-name="P124"><text:span text:style-name="T121"><text:s text:c="2"/></text:span><text:span text:style-name="T153">removes the second parameter if </text:span><text:span text:style-name="T167">this</text:span><text:span text:style-name="T153"> is the length of the string</text:span></text:p>
      <text:p text:style-name="P21"><text:span text:style-name="T36">- </text:span><text:span text:style-name="T27">Unreachable block</text:span></text:p>
      <text:p text:style-name="P126"><text:span text:style-name="T121"><text:s text:c="2"/></text:span><text:span text:style-name="T153">removes </text:span><text:span text:style-name="T157">dead code – </text:span><text:span text:style-name="T146">isValid</text:span><text:span text:style-name="T157"> is just swapped with </text:span><text:span text:style-name="T146">isFound</text:span><text:span text:style-name="T157"> here</text:span></text:p>
      <text:p text:style-name="P22"><text:span text:style-name="T36">- </text:span><text:span text:style-name="T27">Convert loop into if when possible</text:span></text:p>
      <text:p text:style-name="P19"/>
      <text:p text:style-name="P113"><text:span text:style-name="T56">And last but not least, the </text:span><text:span text:style-name="T235">5</text:span><text:span text:style-name="T56"> new </text:span><text:span text:style-name="T237">o</text:span><text:span text:style-name="T238">ptimization</text:span><text:span text:style-name="T53"> </text:span><text:span text:style-name="T56">functions are:</text:span></text:p>
      <text:p text:style-name="P19"><text:span text:style-name="T286">- </text:span><text:span text:style-name="T27">Convert fields into local variables if the use is only local</text:span></text:p>
      <text:p text:style-name="P127"><text:span text:style-name="T121"><text:s text:c="2"/></text:span><text:span text:style-name="T153">which means the field is private, not final,</text:span></text:p>
      <text:p text:style-name="P127"><text:span text:style-name="T126"><text:s text:c="2"/></text:span><text:span text:style-name="T153">does not have annotations and its previous </text:span><text:span text:style-name="T158">set </text:span><text:span text:style-name="T153">value is </text:span><text:span text:style-name="T158">never</text:span><text:span text:style-name="T153"> read</text:span></text:p>
      <text:p text:style-name="P21"><text:span text:style-name="T36">- </text:span><text:span text:style-name="T27">Make inner classes static where possible</text:span></text:p>
      <text:p text:style-name="P21"><text:span text:style-name="T27"><text:s text:c="2"/></text:span><text:span text:style-name="T40">when the inner class uses nothing from its outer class</text:span></text:p>
      <text:p text:style-name="P21"><text:span text:style-name="T36">- </text:span><text:span text:style-name="T27">Use String.replace() instead of String.replaceAll() when possible</text:span></text:p>
      <text:p text:style-name="P25"><text:span text:style-name="T27"><text:s text:c="2"/></text:span><text:span text:style-name="T40">for </text:span><text:span text:style-name="T46">faster</text:span><text:span text:style-name="T40"> </text:span><text:span text:style-name="T43">(</text:span><text:span text:style-name="T40">at least in newer Java versions</text:span><text:span text:style-name="T43">)</text:span><text:span text:style-name="T40"> plain string replacing</text:span></text:p>
      <text:p text:style-name="P23"><text:span text:style-name="T27"><text:s text:c="2"/></text:span><text:span text:style-name="T40">when no regular expression is used</text:span></text:p>
      <text:p text:style-name="P21"><text:span text:style-name="T36">- </text:span><text:span text:style-name="T27">Primitive comparison</text:span></text:p>
      <text:p text:style-name="P128"><text:span text:style-name="T121"><text:s text:c="2"/></text:span><text:span text:style-name="T158">this </text:span><text:span text:style-name="T159">will </text:span><text:span text:style-name="T158">also speed up your code and</text:span><text:span text:style-name="T159"> </text:span><text:span text:style-name="T158">will require less memory</text:span><text:span text:style-name="T159"> </text:span></text:p>
      <text:p text:style-name="P24"><text:span text:style-name="T36">- </text:span><text:span text:style-name="T27">Primitive parsing</text:span></text:p>
      <text:p text:style-name="P129"><text:span text:style-name="T121"><text:s text:c="2"/></text:span><text:span text:style-name="T160">like in </text:span><text:span text:style-name="T147">Primitive comparison</text:span><text:span text:style-name="T160">,</text:span></text:p>
      <text:p text:style-name="P129"><text:span text:style-name="T121"><text:s text:c="2"/></text:span><text:span text:style-name="T160">th</text:span><text:span text:style-name="T164">is avoids th</text:span><text:span text:style-name="T160">e c</text:span><text:span text:style-name="T159">reation of a</text:span><text:span text:style-name="T158"> primitive wrapper </text:span><text:span text:style-name="T159">object</text:span></text:p>
      <text:p text:style-name="P116"><text:span text:style-name="T280">###</text:span><text:span text:style-name="T281">[/fast spoken </text:span><text:span text:style-name="T282">end</text:span><text:span text:style-name="T281">]</text:span><text:span text:style-name="T280">###</text:span></text:p>
      <text:p text:style-name="P13"/>
      <text:p text:style-name="P71">Besides these cleanup functions,</text:p>
      <text:p text:style-name="P71">there are also <text:span text:style-name="T8">new functions in </text:span>the<text:span text:style-name="T8"> Java editor</text:span></text:p>
      <text:p text:style-name="P71">that are helpful while writing code.</text:p>
      <text:p text:style-name="P28"/>
      <text:p text:style-name="P130"><text:span text:style-name="T67">For expressions returning a</text:span><text:span text:style-name="T68">n</text:span><text:span text:style-name="T67"> </text:span><text:span text:style-name="T127">AutoClos</text:span><text:span text:style-name="T138">e</text:span><text:span text:style-name="T127">able</text:span></text:p>
      <text:p text:style-name="P130"><text:span text:style-name="T67">there's a new </text:span><text:span text:style-name="T68">Q</text:span><text:span text:style-name="T67">uick </text:span><text:span text:style-name="T68">A</text:span><text:span text:style-name="T67">ssist (</text:span><text:span text:style-name="T228">Ctrl+1</text:span><text:span text:style-name="T68">) </text:span><text:span text:style-name="T67">available:</text:span></text:p>
      <text:p text:style-name="P130"><text:span text:style-name="T139">Assign to new local variable in try-with-resources</text:span><text:span text:style-name="T67"> </text:span></text:p>
      <text:p text:style-name="P72">That's the <text:span text:style-name="T27">Assign statement to new local variable</text:span> […]</text:p>
      <text:p text:style-name="P72">and <text:span text:style-name="T27">Surround With</text:span> […] <text:span text:style-name="T27">Try-with-resources Block</text:span> in one.</text:p>
      <text:p text:style-name="P29"/>
      <text:p text:style-name="P73">Independent <text:span text:style-name="T315">of </text:span>which way you choose</text:p>
      <text:p text:style-name="P73">to surround auto-closeable statements in a <text:span text:style-name="T8">try-with-resources</text:span> statement,</text:p>
      <text:p text:style-name="P73">in the case where the existing code <text:span text:style-name="T8">catches</text:span> or <text:span text:style-name="T8">throws an exception</text:span></text:p>
      <text:p text:style-name="P73">that <text:span text:style-name="T8">sub-classes</text:span> the <text:span text:style-name="T8">exceptions that will be caught</text:span>,</text:p>
      <text:p text:style-name="P131"><text:span text:style-name="T51">an </text:span><text:span text:style-name="T228">additional catch clause</text:span><text:span text:style-name="T51"> will </text:span><text:span text:style-name="T69">now </text:span><text:span text:style-name="T51">be added </text:span><text:span text:style-name="T229">to</text:span><text:span text:style-name="T228"> rethrow</text:span><text:span text:style-name="T234"> the </text:span><text:span text:style-name="T245">more specific </text:span><text:span text:style-name="T234">exception</text:span><text:span text:style-name="T51">.</text:span></text:p>
      <text:p text:style-name="P30"/>
      <text:p text:style-name="P132"><text:span text:style-name="T51">There is a </text:span><text:span text:style-name="T234">new </text:span><text:span text:style-name="T245">Quick </text:span><text:span text:style-name="T234">Fix</text:span><text:span text:style-name="T67"> (</text:span><text:span text:style-name="T228">Ctrl+1</text:span><text:span text:style-name="T68">)</text:span><text:span text:style-name="T51"> </text:span></text:p>
      <text:p text:style-name="P133"><text:span text:style-name="T70">for </text:span><text:span text:style-name="T246">sealed classes</text:span><text:span text:style-name="T70"> </text:span><text:span text:style-name="T159">– sealed classes are a preview feature in Java 15 –</text:span></text:p>
      <text:p text:style-name="P80">declaring a class or interface as permitted that does not exist,</text:p>
      <text:p text:style-name="P133"><text:span text:style-name="T70">to </text:span><text:span text:style-name="T228">create</text:span><text:span text:style-name="T70"> </text:span><text:span text:style-name="T71">the </text:span><text:span text:style-name="T103">missing</text:span><text:span text:style-name="T228"> permitted class </text:span><text:span text:style-name="T103">or</text:span><text:span text:style-name="T228"> interface</text:span><text:span text:style-name="T70">.</text:span></text:p>
      <text:p text:style-name="P37"/>
      <text:p text:style-name="P134"><text:span text:style-name="T69">T</text:span><text:span text:style-name="T51">he </text:span><text:span text:style-name="T228">coloring of restricted identifiers</text:span><text:span text:style-name="T69"> </text:span><text:span text:style-name="T51">like </text:span><text:span text:style-name="T149">var</text:span><text:span text:style-name="T51"> can now be changed:</text:span></text:p>
      <text:p text:style-name="P135"><text:span text:style-name="T72">in the </text:span><text:span text:style-name="T247">preferences</text:span><text:span text:style-name="T72"> […] </text:span><text:span text:style-name="T128">Java</text:span><text:span text:style-name="T72"> […] </text:span><text:span text:style-name="T128">Editor</text:span><text:span text:style-name="T72"> […] </text:span><text:span text:style-name="T129">Syntax Coloring</text:span></text:p>
      <text:p text:style-name="P136"><text:span text:style-name="T72">s</text:span><text:span text:style-name="T51">elect </text:span><text:span text:style-name="T128">Java</text:span><text:span text:style-name="T72"> […] </text:span><text:span text:style-name="T130">R</text:span><text:span text:style-name="T128">estricted identifiers</text:span><text:span text:style-name="T72"> […] </text:span><text:span text:style-name="T51">and choose a </text:span><text:span text:style-name="T234">different </text:span><text:span text:style-name="T248">font </text:span><text:span text:style-name="T234">color </text:span><text:span text:style-name="T73">and/or style.</text:span></text:p>
      <text:p text:style-name="P31"/>
      <text:p text:style-name="P81">There are also <text:span text:style-name="T8">performance improvements</text:span>.</text:p>
      <text:p text:style-name="P43"/>
      <text:p text:style-name="P152"><text:span text:style-name="T75">The Eclipse IDE 2021-03 </text:span><text:span text:style-name="T249">starts</text:span><text:span text:style-name="T75"> a </text:span><text:span text:style-name="T249">bit faster</text:span><text:span text:style-name="T75"> </text:span><text:span text:style-name="T76">than previous versions.</text:span></text:p>
      <text:p text:style-name="P44"/>
      <text:p text:style-name="P153"><text:span text:style-name="T76">The </text:span><text:span text:style-name="T250">Java </text:span><text:span text:style-name="T251">s</text:span><text:span text:style-name="T250">earch</text:span><text:span text:style-name="T76">, </text:span><text:span text:style-name="T250">type hierarchy</text:span><text:span text:style-name="T76"> and </text:span><text:span text:style-name="T250">other</text:span><text:span text:style-name="T76"> </text:span><text:span text:style-name="T77">things</text:span></text:p>
      <text:p text:style-name="P153"><text:span text:style-name="T77">based on</text:span><text:span text:style-name="T76"> the Java index are </text:span><text:span text:style-name="T250">sped up </text:span><text:span text:style-name="T76">by the </text:span><text:span text:style-name="T250">new</text:span><text:span text:style-name="T76"> </text:span><text:span text:style-name="T228">parallel index search</text:span><text:span text:style-name="T76">.</text:span></text:p>
      <text:p text:style-name="P35"/>
      <text:p text:style-name="P46"><text:span text:style-name="T7">Non-blocking Java code completion</text:span> <text:span text:style-name="T41">was introduced three releases ago.</text:span></text:p>
      <text:p text:style-name="P82">But in order to use it, <text:span text:style-name="T8">all extensions</text:span> had to be <text:span text:style-name="T8">adapted first</text:span>.</text:p>
      <text:p text:style-name="P83">In the <text:span text:style-name="T35">Eclipse </text:span><text:span text:style-name="T27">IDE</text:span><text:span text:style-name="T35"> for </text:span><text:span text:style-name="T27">Enterprise Java</text:span><text:span text:style-name="T35"> Developers</text:span> it took a bit longer.</text:p>
      <text:p text:style-name="P161"><text:span text:style-name="T93">But f</text:span><text:span text:style-name="T86">rom </text:span><text:span text:style-name="T256">now</text:span><text:span text:style-name="T255"> </text:span><text:span text:style-name="T256">on</text:span><text:span text:style-name="T87">, </text:span><text:span text:style-name="T86">in </text:span><text:span text:style-name="T255">all Java IDEs</text:span><text:span text:style-name="T86"> </text:span><text:span text:style-name="T87">the code completion is </text:span><text:span text:style-name="T255">no</text:span><text:span text:style-name="T257">n-</text:span><text:span text:style-name="T255">blocking</text:span><text:span text:style-name="T86">,</text:span></text:p>
      <text:p text:style-name="P79">unless a plugin that you have installed prevents it.</text:p>
      <text:p text:style-name="P84">When this is the case,</text:p>
      <text:p text:style-name="P172"><text:span text:style-name="T187">in </text:span><text:span text:style-name="T217">preferences</text:span><text:span text:style-name="T176"> […] </text:span><text:span text:style-name="T128">Java</text:span><text:span text:style-name="T176"> […] </text:span><text:span text:style-name="T128">Editor</text:span><text:span text:style-name="T176"> […] </text:span><text:span text:style-name="T137">Content Assist</text:span><text:span text:style-name="T176"> […] </text:span><text:span text:style-name="T137">Advanced</text:span><text:span text:style-name="T176"> […]</text:span></text:p>
      <text:p text:style-name="P173"><text:span text:style-name="T170">a grayed-out warning is shown </text:span><text:span text:style-name="T176">b</text:span><text:span text:style-name="T170">elow that checkbox.</text:span></text:p>
      <text:p text:style-name="P69"/>
      <text:p text:style-name="P175"><text:span text:style-name="T207">Blocking</text:span><text:span text:style-name="T170"> means </text:span><text:span text:style-name="T189">that</text:span><text:span text:style-name="T170"> the </text:span><text:span text:style-name="T207">calculation</text:span><text:span text:style-name="T170"> of the code completion proposals </text:span><text:span text:style-name="T207">blocks</text:span></text:p>
      <text:p text:style-name="P175"><text:span text:style-name="T207">the UI</text:span><text:span text:style-name="T170"> from displaying already typed characters.</text:span></text:p>
      <text:p text:style-name="P70"/>
      <text:p text:style-name="P174"><text:span text:style-name="T166">In contrast,</text:span><text:span text:style-name="T86"> </text:span><text:span text:style-name="T91">with </text:span><text:span text:style-name="T255">non-blocking</text:span><text:span text:style-name="T86"> </text:span><text:span text:style-name="T188">code completion,</text:span></text:p>
      <text:p text:style-name="P174"><text:span text:style-name="T255">even when </text:span><text:span text:style-name="T86">you </text:span><text:span text:style-name="T255">type </text:span><text:span text:style-name="T256">quicker</text:span><text:span text:style-name="T86"> </text:span><text:span text:style-name="T255">than</text:span><text:span text:style-name="T86"> it takes to calculate the </text:span><text:span text:style-name="T255">proposals</text:span><text:span text:style-name="T86">,</text:span></text:p>
      <text:p text:style-name="P161"><text:span text:style-name="T86">the </text:span><text:span text:style-name="T87">typed </text:span><text:span text:style-name="T255">characters</text:span><text:span text:style-name="T86"> will be </text:span><text:span text:style-name="T255">displayed without delay</text:span><text:span text:style-name="T86">.</text:span></text:p>
      <text:p text:style-name="P47"/>
      <text:p text:style-name="P162"><text:span text:style-name="T95">And e</text:span><text:span text:style-name="T86">ven if you </text:span><text:span text:style-name="T92">don’t notice</text:span><text:span text:style-name="T86"> it, it </text:span><text:span text:style-name="T103">feel</text:span><text:span text:style-name="T106">s</text:span><text:span text:style-name="T103"> </text:span><text:span text:style-name="T106">faster now</text:span><text:span text:style-name="T86">, </text:span><text:span text:style-name="T88">does it?</text:span></text:p>
      <text:p text:style-name="P39"/>
      <text:p text:style-name="P38"><text:span text:style-name="T7">External null annotations</text:span> <text:span text:style-name="T305">can be used also </text:span><text:span text:style-name="T7">for generated source code</text:span><text:span text:style-name="T305"> now.</text:span></text:p>
      <text:p text:style-name="P76">External annotations were introduced</text:p>
      <text:p text:style-name="P76">to <text:span text:style-name="T8">add null annotations</text:span> to <text:span text:style-name="T8">not-editable</text:span> library classes a long time ago.</text:p>
      <text:p text:style-name="P78">But when <text:span text:style-name="T315">the </text:span><text:span text:style-name="T8">re-generat</text:span><text:span text:style-name="T16">ing</text:span> <text:span text:style-name="T8">overwrites</text:span> changes made,</text:p>
      <text:p text:style-name="P77">annotations cannot be added to <text:span text:style-name="T8">generated source code either</text:span>.</text:p>
      <text:p text:style-name="P85">For this purpose,</text:p>
      <text:p text:style-name="P85">external null annotations can <text:span text:style-name="T8">now also</text:span> be used <text:span text:style-name="T8">for a source folder</text:span>.</text:p>
      <text:p text:style-name="P154"><text:span text:style-name="T251">R</text:span><text:span text:style-name="T252">ight-click</text:span><text:span text:style-name="T78"> the </text:span><text:span text:style-name="T252">source folder</text:span><text:span text:style-name="T78"> </text:span><text:span text:style-name="T163">that contains</text:span><text:span text:style-name="T159"> the generated code</text:span></text:p>
      <text:p text:style-name="P40">and choose <text:span text:style-name="T27">Build Path</text:span><text:span text:style-name="T45"> […] </text:span><text:span text:style-name="T27">Configure Build Path</text:span>.</text:p>
      <text:p text:style-name="P40"><text:span text:style-name="T8">Select</text:span> the <text:span text:style-name="T27">External annotations</text:span> sub-node and click <text:span text:style-name="T27">Edit</text:span>.</text:p>
      <text:p text:style-name="P154"><text:span text:style-name="T78">Choose as </text:span><text:span text:style-name="T134">Workspace location</text:span><text:span text:style-name="T78"> the folder </text:span><text:span text:style-name="T83">that should</text:span><text:span text:style-name="T78"> store the added annotations.</text:span></text:p>
      <text:p text:style-name="P88">In order to use external annotations,</text:p>
      <text:p text:style-name="P156"><text:span text:style-name="T79">in </text:span><text:span text:style-name="T135">Java Compiler</text:span><text:span text:style-name="T176"> […] </text:span><text:span text:style-name="T135">Errors/Warnings</text:span><text:span text:style-name="T176"> […] </text:span><text:span text:style-name="T179">in the </text:span><text:span text:style-name="T135">Null analysis</text:span><text:span text:style-name="T179"> section</text:span><text:span text:style-name="T176"> […]</text:span></text:p>
      <text:p text:style-name="P156"><text:span text:style-name="T179">tick the checkbox </text:span><text:span text:style-name="T135">Enable annotation-based null analysis</text:span><text:span text:style-name="T179">.</text:span></text:p>
      <text:p text:style-name="P155"><text:span text:style-name="T78">And since, </text:span><text:span text:style-name="T163">unfortunately,</text:span><text:span text:style-name="T78"> the system library </text:span><text:span text:style-name="T80">does not contain</text:span><text:span text:style-name="T78"> </text:span><text:span text:style-name="T150">null</text:span><text:span text:style-name="T78"> annotations,</text:span></text:p>
      <text:p text:style-name="P155"><text:span text:style-name="T78">a </text:span><text:span text:style-name="T134">null annotations library</text:span><text:span text:style-name="T78"> is required as well.</text:span></text:p>
      <text:p text:style-name="P89">Now, having done all that,</text:p>
      <text:p text:style-name="P89">we are ready to add a <text:span text:style-name="T35">null</text:span> annotation to the generated code.</text:p>
      <text:p text:style-name="P32"><text:span text:style-name="T306">F</text:span>or example, to disallow <text:span text:style-name="T35">null</text:span> on this parameter here,</text:p>
      <text:p text:style-name="P32"><text:span text:style-name="T8">navigate</text:span> <text:span text:style-name="T306">via F3 or Ctrl+click </text:span><text:span text:style-name="T8">to </text:span><text:span text:style-name="T17">the</text:span><text:span text:style-name="T8"> </text:span><text:span text:style-name="T17">declaration</text:span><text:span text:style-name="T306">.</text:span></text:p>
      <text:p text:style-name="P157"><text:span text:style-name="T163">In the declaration,</text:span><text:span text:style-name="T81"> select </text:span><text:span text:style-name="T80">not the name, but the type and </text:span><text:span text:style-name="T81">hit</text:span><text:span text:style-name="T80"> </text:span><text:span text:style-name="T228">Ctrl+1</text:span><text:span text:style-name="T80">.</text:span></text:p>
      <text:p text:style-name="P41">This gives you two options,</text:p>
      <text:p text:style-name="P41">to add the <text:span text:style-name="T8">non-null</text:span> <text:span text:style-name="T45">[…] </text:span>or to add the <text:span text:style-name="T8">nullable</text:span> annotation<text:span text:style-name="T45"> […]</text:span></text:p>
      <text:p text:style-name="P41">or <text:span text:style-name="T42">when an annotation has already been added,</text:span> to remove it.</text:p>
      <text:p text:style-name="P92">The benefit f<text:span text:style-name="T315">rom</text:span> all that effort is that</text:p>
      <text:p text:style-name="P168"><text:span text:style-name="T89">you will get an </text:span><text:span text:style-name="T258">error</text:span><text:span text:style-name="T89"> that</text:span><text:span text:style-name="T82"> the parameter </text:span><text:span text:style-name="T253">must not be null</text:span><text:span text:style-name="T82"> </text:span><text:span text:style-name="T89">here </text:span><text:span text:style-name="T176">[…]</text:span></text:p>
      <text:p text:style-name="P42"><text:span text:style-name="T44">or here, </text:span><text:span text:style-name="T42">when this methods returns a non-null string,</text:span><text:span text:style-name="T44"> </text:span><text:span text:style-name="T45">[…]</text:span></text:p>
      <text:p text:style-name="P169"><text:span text:style-name="T185">a </text:span><text:span text:style-name="T215">dead code</text:span><text:span text:style-name="T185"> </text:span><text:span text:style-name="T216">warning</text:span><text:span text:style-name="T185">.</text:span></text:p>
      <text:p text:style-name="P33"/>
      <text:p text:style-name="P158"><text:span text:style-name="T105">M</text:span><text:span text:style-name="T103">inor improvements</text:span><text:span text:style-name="T84"> have been made to </text:span><text:span text:style-name="T228">trace- and breakpoints</text:span><text:span text:style-name="T84">:</text:span></text:p>
      <text:p text:style-name="P159"><text:span text:style-name="T254">T</text:span><text:span text:style-name="T245">racepoints</text:span><text:span text:style-name="T69"> </text:span><text:span text:style-name="T84">can </text:span><text:span text:style-name="T94">now also </text:span><text:span text:style-name="T84">be </text:span><text:span text:style-name="T254">toggled via</text:span><text:span text:style-name="T84"> </text:span><text:span text:style-name="T85">the </text:span><text:span text:style-name="T260">left</text:span><text:span text:style-name="T254"> </text:span><text:span text:style-name="T245">editor ruler</text:span><text:span text:style-name="T69"> </text:span><text:span text:style-name="T84">right-click menu</text:span><text:span text:style-name="T69">.</text:span></text:p>
      <text:p text:style-name="P45"/>
      <text:p text:style-name="P158"><text:span text:style-name="T90">And r</text:span><text:span text:style-name="T84">egular </text:span><text:span text:style-name="T245">breakpoint</text:span><text:span text:style-name="T254">s</text:span><text:span text:style-name="T84"> can now be </text:span><text:span text:style-name="T254">toggled</text:span><text:span text:style-name="T84">,</text:span></text:p>
      <text:p text:style-name="P158"><text:span text:style-name="T254">even</text:span><text:span text:style-name="T84"> when </text:span><text:span text:style-name="T254">some</text:span><text:span text:style-name="T84"> of the</text:span><text:span text:style-name="T69"> </text:span><text:span text:style-name="T84">selected </text:span><text:span text:style-name="T245">methods </text:span><text:span text:style-name="T254">are </text:span><text:span text:style-name="T245">abstract</text:span><text:span text:style-name="T69">.</text:span></text:p>
      <text:p text:style-name="P36"/>
      <text:p text:style-name="P159"><text:span text:style-name="T84">And </text:span><text:span text:style-name="T85">in the </text:span><text:span text:style-name="T136">Breakpoints</text:span><text:span text:style-name="T69"> </text:span><text:span text:style-name="T245">view</text:span><text:span text:style-name="T69">,</text:span></text:p>
      <text:p text:style-name="P159"><text:span text:style-name="T85">the right-click menu contains the new item</text:span><text:span text:style-name="T69"> </text:span><text:span text:style-name="T136">Disable All</text:span><text:span text:style-name="T85">.</text:span></text:p>
      <text:p text:style-name="P34"/>
      <text:p text:style-name="P27"/>
      <text:p text:style-name="P98"><text:span text:style-name="T270">### </text:span><text:span text:style-name="T271">G</text:span><text:span text:style-name="T273">eneral </text:span><text:span text:style-name="T270">###</text:span></text:p>
      <text:p text:style-name="P105"/>
      <text:p text:style-name="P58">In the <text:span text:style-name="T34">Console</text:span><text:span text:style-name="T7"> view</text:span> you can no<text:span text:style-name="T308">w </text:span><text:span text:style-name="T309">in the same way as in text editors</text:span><text:span text:style-name="T308"> </text:span>use <text:span text:style-name="T7">Ctrl+K</text:span></text:p>
      <text:p text:style-name="P63">to find <text:span text:style-name="T315">the </text:span><text:span text:style-name="T8">next occurrence</text:span> <text:span text:style-name="T312">of the </text:span>currently selected string</text:p>
      <text:p text:style-name="P63">or <text:span text:style-name="T8">next hit</text:span> of your last Find dialog query.</text:p>
      <text:p text:style-name="P63"/>
      <text:p text:style-name="P163"><text:span text:style-name="T200">Ctrl</text:span><text:span text:style-name="T201">+</text:span><text:span text:style-name="T206">Shift</text:span><text:span text:style-name="T200">+K</text:span><text:span text:style-name="T180"> i</text:span><text:span text:style-name="T181">s for</text:span><text:span text:style-name="T211"> f</text:span><text:span text:style-name="T212">ind </text:span><text:span text:style-name="T211">p</text:span><text:span text:style-name="T212">revious</text:span><text:span text:style-name="T178">.</text:span></text:p>
      <text:p text:style-name="P64"/>
      <text:p text:style-name="P90">By the way, in the <text:span text:style-name="T27">Console</text:span> view and in <text:span text:style-name="T8">text editors</text:span>,</text:p>
      <text:p text:style-name="P163"><text:span text:style-name="T178">you can now </text:span><text:span text:style-name="T205">scroll horizontally</text:span></text:p>
      <text:p text:style-name="P163"><text:span text:style-name="T181">via</text:span><text:span text:style-name="T178"> </text:span><text:span text:style-name="T212">Shift plus mouse wheel</text:span><text:span text:style-name="T178"> </text:span><text:span text:style-name="T186">or</text:span><text:span text:style-name="T178"> via </text:span><text:span text:style-name="T212">touchpad gestures</text:span><text:span text:style-name="T178">.</text:span></text:p>
      <text:p text:style-name="P58"/>
      <text:p text:style-name="P68">The <text:span text:style-name="T31">Open Resource</text:span><text:span text:style-name="T310"> dialog </text:span>(<text:span text:style-name="T7">Ctrl+Shift+R</text:span>)<text:span text:style-name="T310"> </text:span>now <text:span text:style-name="T7">also </text:span><text:span text:style-name="T310">shows </text:span><text:span text:style-name="T7">projects</text:span><text:span text:style-name="T310">,</text:span></text:p>
      <text:p text:style-name="P164"><text:span text:style-name="T182">to </text:span><text:span text:style-name="T213">show</text:span><text:span text:style-name="T182"> </text:span><text:span text:style-name="T190">them</text:span><text:span text:style-name="T182"> </text:span><text:span text:style-name="T213">in</text:span><text:span text:style-name="T182"> the </text:span><text:span text:style-name="T151">Package</text:span><text:span text:style-name="T182"> or </text:span><text:span text:style-name="T151">Project Explorer</text:span><text:span text:style-name="T182"> or in </text:span><text:span text:style-name="T183">an</text:span><text:span text:style-name="T182">other </text:span><text:span text:style-name="T213">view</text:span><text:span text:style-name="T182">. </text:span></text:p>
      <text:p text:style-name="P65"/>
      <text:p text:style-name="P66">In <text:span text:style-name="T8">l</text:span><text:span text:style-name="T19">aunch configuration</text:span><text:span text:style-name="T311">s</text:span><text:span text:style-name="T310">, </text:span>in the<text:span text:style-name="T310"> </text:span><text:span text:style-name="T31">Common</text:span><text:span text:style-name="T310"> tab, </text:span>there is a new <text:span text:style-name="T8">checkbox</text:span></text:p>
      <text:p text:style-name="P103">Terminate child-processes if terminating the launched process</text:p>
      <text:p text:style-name="P91">which is enabled for <text:span text:style-name="T316">the </text:span>same behavior as in previous Eclipse <text:span text:style-name="T316">versions</text:span>.</text:p>
      <text:p text:style-name="P165"><text:span text:style-name="T184">When</text:span><text:span text:style-name="T183"> </text:span><text:span text:style-name="T214">enabled</text:span><text:span text:style-name="T183">, the </text:span><text:span text:style-name="T214">child-processes</text:span><text:span text:style-name="T183"> started </text:span><text:span text:style-name="T214">by</text:span><text:span text:style-name="T183"> the </text:span><text:span text:style-name="T214">launch configuration</text:span></text:p>
      <text:p text:style-name="P170"><text:span text:style-name="T184">will be</text:span><text:span text:style-name="T183"> </text:span><text:span text:style-name="T214">also terminated</text:span><text:span text:style-name="T183"> when </text:span><text:span text:style-name="T184">you</text:span><text:span text:style-name="T183"> terminat</text:span><text:span text:style-name="T184">e the</text:span><text:span text:style-name="T183"> launch configuration.</text:span><text:span text:style-name="T185"> </text:span><text:span text:style-name="T176">[…]</text:span></text:p>
      <text:p text:style-name="P67"><text:span text:style-name="T8">Otherwise</text:span>, the child-processes will <text:span text:style-name="T8">keep running</text:span>.</text:p>
      <text:p text:style-name="P59"/>
      <text:p text:style-name="P62"/>
      <text:p text:style-name="P99"><text:span text:style-name="T276">### </text:span><text:span text:style-name="T277">G</text:span><text:span text:style-name="T278">it</text:span><text:span text:style-name="T279"> </text:span><text:span text:style-name="T276">###</text:span></text:p>
      <text:p text:style-name="P11"/>
      <text:p text:style-name="P48">In <text:span text:style-name="T313">the</text:span> <text:span text:style-name="T8">Git support</text:span>, <text:span text:style-name="T6">signing</text:span> has been improved in <text:span text:style-name="T8">three</text:span> ways:</text:p>
      <text:p text:style-name="P48"/>
      <text:p text:style-name="P137"><text:span text:style-name="T220">First</text:span><text:span text:style-name="T108">,</text:span></text:p>
      <text:p text:style-name="P144"><text:span text:style-name="T263">for signing</text:span><text:span text:style-name="T108"> an </text:span><text:span text:style-name="T226">external GPG</text:span></text:p>
      <text:p text:style-name="P86">instead of the built-in <text:span text:style-name="T35">Bouncy Castle </text:span>Java crypto library can be used.</text:p>
      <text:p text:style-name="P137"><text:span text:style-name="T159">This is helpful </text:span><text:span text:style-name="T161">in</text:span><text:span text:style-name="T159"> cases where </text:span><text:span text:style-name="T148">Bouncy Castle</text:span><text:span text:style-name="T159"> is not able to access the keys.</text:span></text:p>
      <text:p text:style-name="P139"><text:span text:style-name="T74">I</text:span><text:span text:style-name="T72">n the </text:span><text:span text:style-name="T247">preferences</text:span><text:span text:style-name="T72"> […] </text:span><text:span text:style-name="T131">Version Control</text:span><text:span text:style-name="T72"> […] </text:span><text:span text:style-name="T131">Git</text:span><text:span text:style-name="T72"> […] </text:span><text:span text:style-name="T129">Co</text:span><text:span text:style-name="T131">mmitt</text:span><text:span text:style-name="T129">ing</text:span></text:p>
      <text:p text:style-name="P138">choose for signing <text:span text:style-name="T27">External GPG</text:span><text:span text:style-name="T21">.</text:span></text:p>
      <text:p text:style-name="P171"><text:span text:style-name="T159">The </text:span><text:span text:style-name="T219">field </text:span><text:span text:style-name="T120">GPG Executable</text:span><text:span text:style-name="T159"> can be </text:span><text:span text:style-name="T219">left blank</text:span><text:span text:style-name="T159">.</text:span></text:p>
      <text:p text:style-name="P171"><text:span text:style-name="T159">It </text:span><text:span text:style-name="T168">is only needed </text:span><text:span text:style-name="T165">when </text:span><text:span text:style-name="T159">the GPG executable cannot be found </text:span><text:span text:style-name="T165">or to specify a special one.</text:span></text:p>
      <text:p text:style-name="P51">When the <text:span text:style-name="T28">External GPG</text:span> instead of <text:span text:style-name="T37">Bouncy Castle library</text:span><text:span text:style-name="T297"> </text:span>is chosen,</text:p>
      <text:p text:style-name="P144"><text:span text:style-name="T109">the GPG executable can also be configured in the </text:span><text:span text:style-name="T264">Git config</text:span><text:span text:style-name="T109"> </text:span><text:span text:style-name="T111">via</text:span><text:span text:style-name="T109"> the </text:span><text:span text:style-name="T141">gpg</text:span><text:span text:style-name="T283">.</text:span><text:span text:style-name="T141">program</text:span><text:span text:style-name="T109"> entry,</text:span></text:p>
      <text:p text:style-name="P74">which overrides the <text:span text:style-name="T35">GPG Executable</text:span> field.</text:p>
      <text:p text:style-name="P52"/>
      <text:p text:style-name="P140"><text:span text:style-name="T261">Second</text:span><text:span text:style-name="T107">,</text:span></text:p>
      <text:p text:style-name="P143"><text:span text:style-name="T226">signatures</text:span><text:span text:style-name="T104"> can be </text:span><text:span text:style-name="T226">verified</text:span><text:span text:style-name="T110"> now, </text:span><text:span text:style-name="T159">which is disabled by default.</text:span></text:p>
      <text:p text:style-name="P86">To enable it,</text:p>
      <text:p text:style-name="P144"><text:span text:style-name="T110">go to </text:span><text:span text:style-name="T72">the </text:span><text:span text:style-name="T247">preferences</text:span><text:span text:style-name="T72"> […] </text:span><text:span text:style-name="T131">Git</text:span><text:span text:style-name="T72"> […] </text:span><text:span text:style-name="T132">History</text:span><text:span text:style-name="T176"> […]</text:span></text:p>
      <text:p text:style-name="P143"><text:span text:style-name="T110">and tick the checkbox</text:span><text:span text:style-name="T109"> </text:span><text:span text:style-name="T142">Verify Signatures</text:span><text:span text:style-name="T109">.</text:span></text:p>
      <text:p text:style-name="P141"><text:span text:style-name="T109">T</text:span><text:span text:style-name="T107">hen you can see in the </text:span><text:span text:style-name="T140">History</text:span><text:span text:style-name="T261"> view</text:span><text:span text:style-name="T107"> in the header of the revision comment</text:span></text:p>
      <text:p text:style-name="P142"><text:span text:style-name="T107">whether it’s a </text:span><text:span text:style-name="T261">good</text:span><text:span text:style-name="T72"> […]</text:span><text:span text:style-name="T261"> or bad signature</text:span><text:span text:style-name="T107">.</text:span></text:p>
      <text:p text:style-name="P51"/>
      <text:p text:style-name="P5">Third,</text:p>
      <text:p text:style-name="P55">also <text:span text:style-name="T6">tags can be signed</text:span> <text:span text:style-name="T300">now,</text:span> <text:span text:style-name="T41">but not yet verified.</text:span></text:p>
      <text:p text:style-name="P54"><text:span text:style-name="T298">In the </text:span><text:span text:style-name="T35">Create </text:span><text:span text:style-name="T38">New Tag </text:span><text:span text:style-name="T299">dialog,</text:span></text:p>
      <text:p text:style-name="P54"><text:span text:style-name="T299">there is the new </text:span><text:span text:style-name="T29">Create a signed annotated tag</text:span><text:span text:style-name="T299"> checkbox for that.</text:span></text:p>
      <text:p text:style-name="P75">Ticking this checkbox will always result in annotated tags,</text:p>
      <text:p text:style-name="P75">even with an empty message, since lightweight tags</text:p>
      <text:p text:style-name="P75">that have neither a message nor an author cannot be signed.</text:p>
      <text:p text:style-name="P53"/>
      <text:p text:style-name="P56">The <text:span text:style-name="T33">Properties</text:span><text:span text:style-name="T6"> view</text:span><text:span text:style-name="T301"> </text:span>shows details of the <text:span text:style-name="T6">tag selected </text:span><text:span text:style-name="T50">in the </text:span><text:span text:style-name="T39">Git Repositories</text:span><text:span text:style-name="T50"> view</text:span><text:span text:style-name="T301">.</text:span></text:p>
      <text:p text:style-name="P145"><text:span text:style-name="T112">When the</text:span><text:span text:style-name="T113">re is a</text:span><text:span text:style-name="T112"> </text:span><text:span text:style-name="T266">T</text:span><text:span text:style-name="T265">ag target</text:span><text:span text:style-name="T112"> </text:span><text:span text:style-name="T113">that refers </text:span><text:span text:style-name="T115">to a</text:span><text:span text:style-name="T112"> commit </text:span><text:span text:style-name="T115">and you have selected it,</text:span></text:p>
      <text:p text:style-name="P145"><text:span text:style-name="T266">buttons</text:span><text:span text:style-name="T113"> are displayed, </text:span><text:span text:style-name="T177">to </text:span><text:span text:style-name="T210">open</text:span><text:span text:style-name="T177"> the commit in the </text:span><text:span text:style-name="T133">Commit Viewer</text:span><text:span text:style-name="T177"> </text:span><text:span text:style-name="T176">[…]</text:span></text:p>
      <text:p text:style-name="P147"><text:span text:style-name="T113">a</text:span><text:span text:style-name="T107">nd </text:span><text:span text:style-name="T261">to </text:span><text:span text:style-name="T265">show</text:span><text:span text:style-name="T112"> the commit in the </text:span><text:span text:style-name="T143">History</text:span><text:span text:style-name="T112"> </text:span><text:span text:style-name="T107">view.</text:span></text:p>
      <text:p text:style-name="P50"/>
      <text:p text:style-name="P148"><text:span text:style-name="T112">Cloning and </text:span><text:span text:style-name="T226">fetching</text:span><text:span text:style-name="T112"> is now faster,</text:span></text:p>
      <text:p text:style-name="P148"><text:span text:style-name="T114">when</text:span><text:span text:style-name="T112"> the remote server supports the </text:span><text:span text:style-name="T226">more efficient </text:span><text:span text:style-name="T230">Git </text:span><text:span text:style-name="T226">V2 protocol</text:span></text:p>
      <text:p text:style-name="P146"><text:span text:style-name="T159">which </text:span><text:span text:style-name="T168">will</text:span><text:span text:style-name="T159"> now </text:span><text:span text:style-name="T168">be </text:span><text:span text:style-name="T159">tried to be used </text:span><text:span text:style-name="T162">for that </text:span><text:span text:style-name="T159">by default.</text:span></text:p>
      <text:p text:style-name="P49"/>
      <text:p text:style-name="P49"/>
      <text:p text:style-name="P100"><text:span text:style-name="T270">### </text:span><text:span text:style-name="T271">W</text:span><text:span text:style-name="T274">eb</text:span><text:span text:style-name="T275"> </text:span><text:span text:style-name="T270">###</text:span></text:p>
      <text:p text:style-name="P106"/>
      <text:p text:style-name="P160"><text:span text:style-name="T199">The e</text:span><text:span text:style-name="T196">mbedded </text:span><text:span text:style-name="T204">language servers</text:span><text:span text:style-name="T197"> </text:span><text:span text:style-name="T159">supporting XML and web technologies</text:span></text:p>
      <text:p text:style-name="P160"><text:span text:style-name="T197">have been</text:span><text:span text:style-name="T196"> </text:span><text:span text:style-name="T221">updated</text:span><text:span text:style-name="T196">,</text:span></text:p>
      <text:p text:style-name="P160"><text:span text:style-name="T196">which brings </text:span><text:span text:style-name="T159">among other improvements</text:span><text:span text:style-name="T199"> </text:span><text:span text:style-name="T8">TypeScript 4.1 support</text:span><text:span text:style-name="T177"> </text:span><text:span text:style-name="T176">[…]</text:span></text:p>
      <text:p text:style-name="P160"><text:span text:style-name="T307">and </text:span><text:span text:style-name="T303">in </text:span><text:span text:style-name="T18">JavaScript</text:span><text:span text:style-name="T303"> </text:span><text:span text:style-name="T304">files </text:span><text:span text:style-name="T303">navigation for </text:span><text:span text:style-name="T30">see</text:span><text:span text:style-name="T18"> targets</text:span><text:span text:style-name="T303">.</text:span></text:p>
      <text:p text:style-name="P93"/>
      <text:p text:style-name="P93"><text:span text:style-name="T302">The </text:span><text:span text:style-name="T35">Eclipse </text:span><text:span text:style-name="T33">IDE for JavaScript and Web</text:span><text:span text:style-name="T35"> Developers</text:span></text:p>
      <text:p text:style-name="P149"><text:span text:style-name="T194">is</text:span><text:span text:style-name="T192"> no longer provided as part of </text:span><text:span text:style-name="T193">this</text:span><text:span text:style-name="T192"> quarterly rolling release,</text:span></text:p>
      <text:p text:style-name="P94"><text:span text:style-name="T8">but</text:span> will likely be provided more frequently</text:p>
      <text:p text:style-name="P150"><text:span text:style-name="T194">directly </text:span><text:span text:style-name="T222">by</text:span><text:span text:style-name="T193"> the </text:span><text:span text:style-name="T222">Eclipse Wild Web Developer</text:span><text:span text:style-name="T193"> </text:span><text:span text:style-name="T198">t</text:span><text:span text:style-name="T193">eam.</text:span></text:p>
      <text:p text:style-name="P95">Go to <text:span text:style-name="T8">github.com</text:span><text:span text:style-name="T314">/</text:span><text:span text:style-name="T8">eclipse</text:span><text:span text:style-name="T314">/</text:span><text:span text:style-name="T8">wildwebdeveloper</text:span></text:p>
      <text:p text:style-name="P151"><text:span text:style-name="T195">and follow the link in the </text:span><text:span text:style-name="T152">“Get it Now!”</text:span><text:span text:style-name="T195"> section.</text:span></text:p>
      <text:p text:style-name="P3"/>
      <text:p text:style-name="P3"/>
      <text:p text:style-name="P109">### Outro ###</text:p>
      <text:p text:style-name="P108"/>
      <text:p text:style-name="P57"><text:span text:style-name="T47">These were some of the </text:span><text:span text:style-name="T9">Java </text:span><text:span text:style-name="T10">IDE</text:span><text:span text:style-name="T47"> improvements</text:span></text:p>
      <text:p text:style-name="P125"><text:span text:style-name="T268">of the </text:span><text:span text:style-name="T262">quarterly </text:span><text:span text:style-name="T65">Rolling</text:span><text:span text:style-name="T66"> Release </text:span><text:span text:style-name="T226">March</text:span><text:span text:style-name="T227"> 202</text:span><text:span text:style-name="T226">1</text:span><text:span text:style-name="T269">.</text:span></text:p>
      <text:p text:style-name="P57"/>
      <text:p text:style-name="P7">If you <text:span text:style-name="T284">have missed</text:span> some versions, you might want to watch the previous videos, too.</text:p>
      <text:p text:style-name="P1"/>
      <text:p text:style-name="P4"><text:span text:style-name="T48">Thank</text:span><text:span text:style-name="T49">s</text:span> for watching and <text:span text:style-name="T48">happy coding!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6-14T08:46:58.207000000</meta:creation-date>
    <dc:date>2021-03-15T13:16:17.059000000</dc:date>
    <meta:editing-duration>P2DT23H52M35S</meta:editing-duration>
    <meta:editing-cycles>451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10" meta:word-count="1884" meta:character-count="10974" meta:non-whitespace-character-count="9244"/>
  </office:meta>
</office:document-meta>
</file>